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311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1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4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6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6" style:family="table-cell" style:parent-style-name="Default" style:data-style-name="N37">
      <style:table-cell-properties fo:background-color="#ffff00" fo:wrap-option="wrap"/>
    </style:style>
    <style:style style:name="ce77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8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84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4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6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/>
          <table:table-cell table:style-name="ce1" office:value-type="string" calcext:value-type="string">
            <text:p>In</text:p>
          </table:table-cell>
          <table:table-cell table:style-name="ce1" office:value-type="string" calcext:value-type="string">
            <text:p>Out</text:p>
          </table:table-cell>
          <table:table-cell table:style-name="ce1" office:value-type="string" calcext:value-type="string">
            <text:p>Hours</text:p>
          </table:table-cell>
          <table:table-cell table:style-name="ce1" office:value-type="string" calcext:value-type="string">
            <text:p>Total</text:p>
          </table:table-cell>
          <table:table-cell table:style-name="ce1"/>
          <table:table-cell table:style-name="ce1" office:value-type="string" calcext:value-type="string">
            <text:p>Notes</text:p>
          </table:table-cell>
          <table:table-cell table:formula="of:=SUM([.I2:.I99999])" office:value-type="time" office:time-value="PT1022H36M40.483051S" calcext:value-type="time">
            <text:p>1022:36</text:p>
          </table:table-cell>
          <table:table-cell table:style-name="ce66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19M28.639S" calcext:value-type="time">
            <text:p>05:19 PM</text:p>
          </table:table-cell>
          <table:table-cell table:formula="of:=IF([.G81]-[.F81] &gt; 0; [.G81]-[.F81]; 0)" office:value-type="time" office:time-value="PT04H27M46.118S" calcext:value-type="time">
            <text:p>04:27</text:p>
          </table:table-cell>
          <table:table-cell table:formula="of:=[.D81]+[.H81]" office:value-type="time" office:time-value="PT07H50M38.67S" calcext:value-type="time">
            <text:p>07:5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office:value-type="date" office:date-value="2022-03-17" calcext:value-type="date">
            <text:p>03/17/22</text:p>
          </table:table-cell>
          <table:table-cell office:value-type="time" office:time-value="PT08H15M35.863S" calcext:value-type="time">
            <text:p>08:15 AM</text:p>
          </table:table-cell>
          <table:table-cell office:value-type="time" office:time-value="PT11H59M14.737S" calcext:value-type="time">
            <text:p>11:59 AM</text:p>
          </table:table-cell>
          <table:table-cell table:formula="of:=IF([.C82]-[.B82] &gt; 0; [.C82]-[.B82]; 0)" office:value-type="time" office:time-value="PT03H43M38.874S" calcext:value-type="time">
            <text:p>03:43</text:p>
          </table:table-cell>
          <table:table-cell table:style-name="ce3"/>
          <table:table-cell office:value-type="time" office:time-value="PT13H23M06.238S" calcext:value-type="time">
            <text:p>01:23 PM</text:p>
          </table:table-cell>
          <table:table-cell office:value-type="time" office:time-value="PT17H23M09.766S" calcext:value-type="time">
            <text:p>05:23 PM</text:p>
          </table:table-cell>
          <table:table-cell table:formula="of:=IF([.G82]-[.F82] &gt; 0; [.G82]-[.F82]; 0)" office:value-type="time" office:time-value="PT04H00M03.528S" calcext:value-type="time">
            <text:p>04:00</text:p>
          </table:table-cell>
          <table:table-cell table:formula="of:=[.D82]+[.H82]" office:value-type="time" office:time-value="PT07H43M42.402S" calcext:value-type="time">
            <text:p>07:43</text:p>
          </table:table-cell>
          <table:table-cell table:style-name="ce3"/>
          <table:table-cell office:value-type="string" calcext:value-type="string">
            <text:p>Co-op unreachable enemy cleanup, avatar jump fix, colors improvements, stale swing info fix, swing info upgrad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8" calcext:value-type="date">
            <text:p>03/18/22</text:p>
          </table:table-cell>
          <table:table-cell table:style-name="ce15" office:value-type="time" office:time-value="PT08H04M37.866S" calcext:value-type="time">
            <text:p>08:04 AM</text:p>
          </table:table-cell>
          <table:table-cell table:style-name="ce15" office:value-type="time" office:time-value="PT12H50M45.072S" calcext:value-type="time">
            <text:p>12:50 PM</text:p>
          </table:table-cell>
          <table:table-cell table:style-name="ce18" table:formula="of:=IF([.C83]-[.B83] &gt; 0; [.C83]-[.B83]; 0)" office:value-type="time" office:time-value="PT04H46M07.206S" calcext:value-type="time">
            <text:p>04:46</text:p>
          </table:table-cell>
          <table:table-cell table:style-name="ce24"/>
          <table:table-cell table:style-name="ce15" office:value-type="time" office:time-value="PT13H53M15.972S" calcext:value-type="time">
            <text:p>01:53 PM</text:p>
          </table:table-cell>
          <table:table-cell table:style-name="ce15" office:value-type="time" office:time-value="PT17H29M34.466S" calcext:value-type="time">
            <text:p>05:29 PM</text:p>
          </table:table-cell>
          <table:table-cell table:style-name="ce18" table:formula="of:=IF([.G83]-[.F83] &gt; 0; [.G83]-[.F83]; 0)" office:value-type="time" office:time-value="PT03H36M18.494S" calcext:value-type="time">
            <text:p>03:36</text:p>
          </table:table-cell>
          <table:table-cell table:style-name="ce18" table:formula="of:=[.D83]+[.H83]" office:value-type="time" office:time-value="PT08H22M25.7S" calcext:value-type="time">
            <text:p>08:22</text:p>
          </table:table-cell>
          <table:table-cell table:style-name="ce24"/>
          <table:table-cell table:style-name="ce30" office:value-type="string" calcext:value-type="string">
            <text:p>Item mass tweaks, swords, item rest offsets, differential swing input, more tagging, entryway scene, IsSwinging heavy item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39H42M02.88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date" office:date-value="2022-03-21" calcext:value-type="date">
            <text:p>03/21/22</text:p>
          </table:table-cell>
          <table:table-cell office:value-type="time" office:time-value="PT08H19M03.825S" calcext:value-type="time">
            <text:p>08:19 AM</text:p>
          </table:table-cell>
          <table:table-cell office:value-type="time" office:time-value="PT13H04M53.608S" calcext:value-type="time">
            <text:p>01:04 PM</text:p>
          </table:table-cell>
          <table:table-cell table:formula="of:=IF([.C85]-[.B85] &gt; 0; [.C85]-[.B85]; 0)" office:value-type="time" office:time-value="PT04H45M49.783S" calcext:value-type="time">
            <text:p>04:45</text:p>
          </table:table-cell>
          <table:table-cell table:style-name="ce3"/>
          <table:table-cell office:value-type="time" office:time-value="PT14H06M15.023S" calcext:value-type="time">
            <text:p>02:06 PM</text:p>
          </table:table-cell>
          <table:table-cell office:value-type="time" office:time-value="PT17H24M01.307S" calcext:value-type="time">
            <text:p>05:24 PM</text:p>
          </table:table-cell>
          <table:table-cell table:formula="of:=IF([.G85]-[.F85] &gt; 0; [.G85]-[.F85]; 0)" office:value-type="time" office:time-value="PT03H17M46.284S" calcext:value-type="time">
            <text:p>03:17</text:p>
          </table:table-cell>
          <table:table-cell table:formula="of:=[.D85]+[.H85]" office:value-type="time" office:time-value="PT08H03M36.067S" calcext:value-type="time">
            <text:p>08:03</text:p>
          </table:table-cell>
          <table:table-cell table:style-name="ce3"/>
          <table:table-cell office:value-type="string" calcext:value-type="string">
            <text:p>Attachable interface, stormy windows, boss spawning</text:p>
          </table:table-cell>
          <table:table-cell table:number-columns-repeated="1013"/>
        </table:table-row>
        <table:table-row table:style-name="ro1">
          <table:table-cell office:value-type="date" office:date-value="2022-03-22" calcext:value-type="date">
            <text:p>03/22/22</text:p>
          </table:table-cell>
          <table:table-cell office:value-type="time" office:time-value="PT08H06M01.669S" calcext:value-type="time">
            <text:p>08:06 AM</text:p>
          </table:table-cell>
          <table:table-cell office:value-type="time" office:time-value="PT10H55M54.573S" calcext:value-type="time">
            <text:p>10:55 AM</text:p>
          </table:table-cell>
          <table:table-cell table:formula="of:=IF([.C86]-[.B86] &gt; 0; [.C86]-[.B86]; 0)" office:value-type="time" office:time-value="PT02H49M52.904S" calcext:value-type="time">
            <text:p>02:49</text:p>
          </table:table-cell>
          <table:table-cell table:style-name="ce3"/>
          <table:table-cell office:value-type="time" office:time-value="PT12H00M50.185S" calcext:value-type="time">
            <text:p>12:00 PM</text:p>
          </table:table-cell>
          <table:table-cell office:value-type="time" office:time-value="PT17H19M57.304S" calcext:value-type="time">
            <text:p>05:19 PM</text:p>
          </table:table-cell>
          <table:table-cell table:formula="of:=IF([.G86]-[.F86] &gt; 0; [.G86]-[.F86]; 0)" office:value-type="time" office:time-value="PT05H19M07.119S" calcext:value-type="time">
            <text:p>05:19</text:p>
          </table:table-cell>
          <table:table-cell table:formula="of:=[.D86]+[.H86]" office:value-type="time" office:time-value="PT08H09M00.023S" calcext:value-type="time">
            <text:p>08:09</text:p>
          </table:table-cell>
          <table:table-cell table:style-name="ce3"/>
          <table:table-cell office:value-type="string" calcext:value-type="string">
            <text:p>SFX for flashlights / lightning / menu buttons, GameController.Instance fix, NPC w/ dialogue, layout conciseness improvements</text:p>
          </table:table-cell>
          <table:table-cell table:number-columns-repeated="1013"/>
        </table:table-row>
        <table:table-row table:style-name="ro1">
          <table:table-cell office:value-type="date" office:date-value="2022-03-23" calcext:value-type="date">
            <text:p>03/23/22</text:p>
          </table:table-cell>
          <table:table-cell office:value-type="time" office:time-value="PT08H13M06.801S" calcext:value-type="time">
            <text:p>08:13 AM</text:p>
          </table:table-cell>
          <table:table-cell office:value-type="time" office:time-value="PT16H09M41.528S" calcext:value-type="time">
            <text:p>04:09 PM</text:p>
          </table:table-cell>
          <table:table-cell table:formula="of:=IF([.C87]-[.B87] &gt; 0; [.C87]-[.B87]; 0)" office:value-type="time" office:time-value="PT07H56M34.727S" calcext:value-type="time">
            <text:p>07:56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7H56M34.727S" calcext:value-type="time">
            <text:p>07:56</text:p>
          </table:table-cell>
          <table:table-cell table:style-name="ce3"/>
          <table:table-cell office:value-type="string" calcext:value-type="string">
            <text:p>Generation retry slight decrease, room types, spear fix, room backdrops by type, room shadow improvement, room wall simplification, item color limits</text:p>
          </table:table-cell>
          <table:table-cell table:number-columns-repeated="1013"/>
        </table:table-row>
        <table:table-row table:style-name="ro1">
          <table:table-cell office:value-type="date" office:date-value="2022-03-24" calcext:value-type="date">
            <text:p>03/24/22</text:p>
          </table:table-cell>
          <table:table-cell office:value-type="time" office:time-value="PT08H11M35.065S" calcext:value-type="time">
            <text:p>08:11 AM</text:p>
          </table:table-cell>
          <table:table-cell office:value-type="time" office:time-value="PT09H41M39.426S" calcext:value-type="time">
            <text:p>09:41 AM</text:p>
          </table:table-cell>
          <table:table-cell table:formula="of:=IF([.C88]-[.B88] &gt; 0; [.C88]-[.B88]; 0)" office:value-type="time" office:time-value="PT01H30M04.361S" calcext:value-type="time">
            <text:p>01:30</text:p>
          </table:table-cell>
          <table:table-cell table:style-name="ce3"/>
          <table:table-cell office:value-type="time" office:time-value="PT10H40M48.973S" calcext:value-type="time">
            <text:p>10:40 AM</text:p>
          </table:table-cell>
          <table:table-cell office:value-type="time" office:time-value="PT17H07M10.702S" calcext:value-type="time">
            <text:p>05:07 PM</text:p>
          </table:table-cell>
          <table:table-cell table:formula="of:=IF([.G88]-[.F88] &gt; 0; [.G88]-[.F88]; 0)" office:value-type="time" office:time-value="PT06H26M21.729S" calcext:value-type="time">
            <text:p>06:26</text:p>
          </table:table-cell>
          <table:table-cell table:formula="of:=[.D88]+[.H88]" office:value-type="time" office:time-value="PT07H56M26.09S" calcext:value-type="time">
            <text:p>07:56</text:p>
          </table:table-cell>
          <table:table-cell table:style-name="ce3"/>
          <table:table-cell office:value-type="string" calcext:value-type="string">
            <text:p>Dialogue portraits, gate/door shadow fixes! Entryway expansion!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25/22 (Annunciation)</text:p>
          </table:table-cell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32H05M36.907S" calcext:value-type="time">
            <text:p>32:05</text:p>
          </table:table-cell>
          <table:table-cell table:number-columns-repeated="1012"/>
        </table:table-row>
        <table:table-row table:style-name="ro1">
          <table:table-cell office:value-type="date" office:date-value="2022-03-28" calcext:value-type="date">
            <text:p>03/28/22</text:p>
          </table:table-cell>
          <table:table-cell office:value-type="time" office:time-value="PT08H13M29.64S" calcext:value-type="time">
            <text:p>08:13 AM</text:p>
          </table:table-cell>
          <table:table-cell office:value-type="time" office:time-value="PT13H14M04.071S" calcext:value-type="time">
            <text:p>01:14 PM</text:p>
          </table:table-cell>
          <table:table-cell table:formula="of:=IF([.C91]-[.B91] &gt; 0; [.C91]-[.B91]; 0)" office:value-type="time" office:time-value="PT05H00M34.431S" calcext:value-type="time">
            <text:p>05:00</text:p>
          </table:table-cell>
          <table:table-cell table:style-name="ce3"/>
          <table:table-cell office:value-type="time" office:time-value="PT14H20M00S" calcext:value-type="time">
            <text:p>02:20 PM</text:p>
          </table:table-cell>
          <table:table-cell office:value-type="time" office:time-value="PT17H36M25.873S" calcext:value-type="time">
            <text:p>05:36 PM</text:p>
          </table:table-cell>
          <table:table-cell table:formula="of:=IF([.G91]-[.F91] &gt; 0; [.G91]-[.F91]; 0)" office:value-type="time" office:time-value="PT03H16M25.873S" calcext:value-type="time">
            <text:p>03:16</text:p>
          </table:table-cell>
          <table:table-cell table:formula="of:=[.D91]+[.H91]" office:value-type="time" office:time-value="PT08H17M00.304S" calcext:value-type="time">
            <text:p>08:17</text:p>
          </table:table-cell>
          <table:table-cell table:style-name="ce3"/>
          <table:table-cell office:value-type="string" calcext:value-type="string">
            <text:p>Game over in entryway, room doorway count increase, arm connections, inter-level progress! item trail improvement</text:p>
          </table:table-cell>
          <table:table-cell table:number-columns-repeated="1013"/>
        </table:table-row>
        <table:table-row table:style-name="ro1">
          <table:table-cell office:value-type="date" office:date-value="2022-03-29" calcext:value-type="date">
            <text:p>03/29/22</text:p>
          </table:table-cell>
          <table:table-cell office:value-type="time" office:time-value="PT08H11M54.081S" calcext:value-type="time">
            <text:p>08:11 AM</text:p>
          </table:table-cell>
          <table:table-cell office:value-type="time" office:time-value="PT11H33M57.131S" calcext:value-type="time">
            <text:p>11:33 AM</text:p>
          </table:table-cell>
          <table:table-cell table:formula="of:=IF([.C92]-[.B92] &gt; 0; [.C92]-[.B92]; 0)" office:value-type="time" office:time-value="PT03H22M03.05S" calcext:value-type="time">
            <text:p>03:22</text:p>
          </table:table-cell>
          <table:table-cell table:style-name="ce3"/>
          <table:table-cell office:value-type="time" office:time-value="PT12H25M27.036S" calcext:value-type="time">
            <text:p>12:25 PM</text:p>
          </table:table-cell>
          <table:table-cell office:value-type="time" office:time-value="PT17H11M29.516S" calcext:value-type="time">
            <text:p>05:11 PM</text:p>
          </table:table-cell>
          <table:table-cell table:formula="of:=IF([.G92]-[.F92] &gt; 0; [.G92]-[.F92]; 0)" office:value-type="time" office:time-value="PT04H46M02.48S" calcext:value-type="time">
            <text:p>04:46</text:p>
          </table:table-cell>
          <table:table-cell table:formula="of:=[.D92]+[.H92]" office:value-type="time" office:time-value="PT08H08M05.53S" calcext:value-type="time">
            <text:p>08:08</text:p>
          </table:table-cell>
          <table:table-cell table:style-name="ce3"/>
          <table:table-cell office:value-type="string" calcext:value-type="string">
            <text:p>Item trail cleanup, aim trail instant update, “skeletons”! dropped item persistence fix</text:p>
          </table:table-cell>
          <table:table-cell table:number-columns-repeated="1013"/>
        </table:table-row>
        <table:table-row table:style-name="ro1">
          <table:table-cell office:value-type="date" office:date-value="2022-03-30" calcext:value-type="date">
            <text:p>03/30/22</text:p>
          </table:table-cell>
          <table:table-cell office:value-type="time" office:time-value="PT08H14M16.401S" calcext:value-type="time">
            <text:p>08:14 AM</text:p>
          </table:table-cell>
          <table:table-cell office:value-type="time" office:time-value="PT11H35M01.176S" calcext:value-type="time">
            <text:p>11:35 AM</text:p>
          </table:table-cell>
          <table:table-cell table:formula="of:=IF([.C93]-[.B93] &gt; 0; [.C93]-[.B93]; 0)" office:value-type="time" office:time-value="PT03H20M44.775S" calcext:value-type="time">
            <text:p>03:20</text:p>
          </table:table-cell>
          <table:table-cell table:style-name="ce3"/>
          <table:table-cell office:value-type="time" office:time-value="PT11H55M42.725S" calcext:value-type="time">
            <text:p>11:55 AM</text:p>
          </table:table-cell>
          <table:table-cell office:value-type="time" office:time-value="PT16H39M49.932S" calcext:value-type="time">
            <text:p>04:39 PM</text:p>
          </table:table-cell>
          <table:table-cell table:formula="of:=IF([.G93]-[.F93] &gt; 0; [.G93]-[.F93]; 0)" office:value-type="time" office:time-value="PT04H44M07.207S" calcext:value-type="time">
            <text:p>04:44</text:p>
          </table:table-cell>
          <table:table-cell table:formula="of:=[.D93]+[.H93]" office:value-type="time" office:time-value="PT08H04M51.982S" calcext:value-type="time">
            <text:p>08:04</text:p>
          </table:table-cell>
          <table:table-cell table:style-name="ce3"/>
          <table:table-cell office:value-type="string" calcext:value-type="string">
            <text:p>Utility functions as extensions, doorway clear fix, color randomization improvements, inventory/control small fixes, boss music fixes, door seal VFX</text:p>
          </table:table-cell>
          <table:table-cell table:number-columns-repeated="1013"/>
        </table:table-row>
        <table:table-row table:style-name="ro1">
          <table:table-cell office:value-type="date" office:date-value="2022-03-31" calcext:value-type="date">
            <text:p>03/31/22</text:p>
          </table:table-cell>
          <table:table-cell office:value-type="time" office:time-value="PT08H01M44.624S" calcext:value-type="time">
            <text:p>08:01 AM</text:p>
          </table:table-cell>
          <table:table-cell office:value-type="time" office:time-value="PT13H10M40.238S" calcext:value-type="time">
            <text:p>01:10 PM</text:p>
          </table:table-cell>
          <table:table-cell table:formula="of:=IF([.C94]-[.B94] &gt; 0; [.C94]-[.B94]; 0)" office:value-type="time" office:time-value="PT05H08M55.614S" calcext:value-type="time">
            <text:p>05:08</text:p>
          </table:table-cell>
          <table:table-cell table:style-name="ce3"/>
          <table:table-cell office:value-type="time" office:time-value="PT14H10M50.008S" calcext:value-type="time">
            <text:p>02:10 PM</text:p>
          </table:table-cell>
          <table:table-cell office:value-type="time" office:time-value="PT18H20M08.739S" calcext:value-type="time">
            <text:p>06:20 PM</text:p>
          </table:table-cell>
          <table:table-cell table:formula="of:=IF([.G94]-[.F94] &gt; 0; [.G94]-[.F94]; 0)" office:value-type="time" office:time-value="PT04H09M18.731S" calcext:value-type="time">
            <text:p>04:09</text:p>
          </table:table-cell>
          <table:table-cell table:formula="of:=[.D94]+[.H94]" office:value-type="time" office:time-value="PT09H18M14.345S" calcext:value-type="time">
            <text:p>09:18</text:p>
          </table:table-cell>
          <table:table-cell table:style-name="ce3"/>
          <table:table-cell office:value-type="string" calcext:value-type="string">
            <text:p>Ladder rope physics, ladder rope displa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1" calcext:value-type="date">
            <text:p>04/01/22</text:p>
          </table:table-cell>
          <table:table-cell table:style-name="ce15" office:value-type="time" office:time-value="PT08H01M02.378S" calcext:value-type="time">
            <text:p>08:01 AM</text:p>
          </table:table-cell>
          <table:table-cell table:style-name="ce15" office:value-type="time" office:time-value="PT13H31M11.93S" calcext:value-type="time">
            <text:p>01:31 PM</text:p>
          </table:table-cell>
          <table:table-cell table:style-name="ce18" table:formula="of:=IF([.C95]-[.B95] &gt; 0; [.C95]-[.B95]; 0)" office:value-type="time" office:time-value="PT05H30M09.552S" calcext:value-type="time">
            <text:p>05:30</text:p>
          </table:table-cell>
          <table:table-cell table:style-name="ce24"/>
          <table:table-cell table:style-name="ce15" office:value-type="time" office:time-value="PT14H37M49.341S" calcext:value-type="time">
            <text:p>02:37 PM</text:p>
          </table:table-cell>
          <table:table-cell table:style-name="ce15" office:value-type="time" office:time-value="PT16H19M28.26S" calcext:value-type="time">
            <text:p>04:19 PM</text:p>
          </table:table-cell>
          <table:table-cell table:style-name="ce18" table:formula="of:=IF([.G95]-[.F95] &gt; 0; [.G95]-[.F95]; 0)" office:value-type="time" office:time-value="PT01H41M38.919S" calcext:value-type="time">
            <text:p>01:41</text:p>
          </table:table-cell>
          <table:table-cell table:style-name="ce18" table:formula="of:=[.D95]+[.H95]" office:value-type="time" office:time-value="PT07H11M48.471S" calcext:value-type="time">
            <text:p>07:11</text:p>
          </table:table-cell>
          <table:table-cell table:style-name="ce24"/>
          <table:table-cell table:style-name="ce30" office:value-type="string" calcext:value-type="string">
            <text:p>Ladder rope display cleanup, key ordering &amp; Simon Says puzzles, ladder spawn improvements, layer/audio clean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41H00M00.632S" calcext:value-type="time">
            <text:p>41:00</text:p>
          </table:table-cell>
          <table:table-cell table:number-columns-repeated="1012"/>
        </table:table-row>
        <table:table-row table:style-name="ro1">
          <table:table-cell office:value-type="date" office:date-value="2022-04-04" calcext:value-type="date">
            <text:p>04/04/22</text:p>
          </table:table-cell>
          <table:table-cell office:value-type="time" office:time-value="PT08H29M24.682S" calcext:value-type="time">
            <text:p>08:29 AM</text:p>
          </table:table-cell>
          <table:table-cell office:value-type="time" office:time-value="PT11H41M38.294S" calcext:value-type="time">
            <text:p>11:41 AM</text:p>
          </table:table-cell>
          <table:table-cell table:formula="of:=IF([.C97]-[.B97] &gt; 0; [.C97]-[.B97]; 0)" office:value-type="time" office:time-value="PT03H12M13.612S" calcext:value-type="time">
            <text:p>03:12</text:p>
          </table:table-cell>
          <table:table-cell table:style-name="ce3"/>
          <table:table-cell office:value-type="time" office:time-value="PT12H35M25.853S" calcext:value-type="time">
            <text:p>12:35 PM</text:p>
          </table:table-cell>
          <table:table-cell office:value-type="time" office:time-value="PT17H52M54.703S" calcext:value-type="time">
            <text:p>05:52 PM</text:p>
          </table:table-cell>
          <table:table-cell table:formula="of:=IF([.G97]-[.F97] &gt; 0; [.G97]-[.F97]; 0)" office:value-type="time" office:time-value="PT05H17M28.85S" calcext:value-type="time">
            <text:p>05:17</text:p>
          </table:table-cell>
          <table:table-cell table:formula="of:=[.D97]+[.H97]" office:value-type="time" office:time-value="PT08H29M42.462S" calcext:value-type="time">
            <text:p>08:29</text:p>
          </table:table-cell>
          <table:table-cell table:style-name="ce3"/>
          <table:table-cell office:value-type="string" calcext:value-type="string">
            <text:p>Layer/audio cleanup, room object overlap prevention, sorting layers, Locks/ w/i Rooms/, furniture spawn simplification, layout hidden bonuses</text:p>
          </table:table-cell>
          <table:table-cell table:number-columns-repeated="1013"/>
        </table:table-row>
        <table:table-row table:style-name="ro1">
          <table:table-cell office:value-type="date" office:date-value="2022-04-05" calcext:value-type="date">
            <text:p>04/05/22</text:p>
          </table:table-cell>
          <table:table-cell office:value-type="time" office:time-value="PT08H07M44.926S" calcext:value-type="time">
            <text:p>08:07 AM</text:p>
          </table:table-cell>
          <table:table-cell office:value-type="time" office:time-value="PT10H14M10.917S" calcext:value-type="time">
            <text:p>10:14 AM</text:p>
          </table:table-cell>
          <table:table-cell table:formula="of:=IF([.C98]-[.B98] &gt; 0; [.C98]-[.B98]; 0)" office:value-type="time" office:time-value="PT02H06M25.991S" calcext:value-type="time">
            <text:p>02:06</text:p>
          </table:table-cell>
          <table:table-cell table:style-name="ce3"/>
          <table:table-cell office:value-type="time" office:time-value="PT11H26M11.587S" calcext:value-type="time">
            <text:p>11:26 AM</text:p>
          </table:table-cell>
          <table:table-cell office:value-type="time" office:time-value="PT17H19M11.124S" calcext:value-type="time">
            <text:p>05:19 PM</text:p>
          </table:table-cell>
          <table:table-cell table:formula="of:=IF([.G98]-[.F98] &gt; 0; [.G98]-[.F98]; 0)" office:value-type="time" office:time-value="PT05H52M59.537S" calcext:value-type="time">
            <text:p>05:52</text:p>
          </table:table-cell>
          <table:table-cell table:formula="of:=[.D98]+[.H98]" office:value-type="time" office:time-value="PT07H59M25.528S" calcext:value-type="time">
            <text:p>07:59</text:p>
          </table:table-cell>
          <table:table-cell table:style-name="ce3"/>
          <table:table-cell office:value-type="string" calcext:value-type="string">
            <text:p>Layout hidden bonuses cleanup, Entryway misc. fixes, boss teleport! GateDust despawn</text:p>
          </table:table-cell>
          <table:table-cell table:number-columns-repeated="1013"/>
        </table:table-row>
        <table:table-row table:style-name="ro1">
          <table:table-cell office:value-type="date" office:date-value="2022-04-06" calcext:value-type="date">
            <text:p>04/06/22</text:p>
          </table:table-cell>
          <table:table-cell office:value-type="time" office:time-value="PT08H07M14.861S" calcext:value-type="time">
            <text:p>08:07 AM</text:p>
          </table:table-cell>
          <table:table-cell office:value-type="time" office:time-value="PT16H02M09.674S" calcext:value-type="time">
            <text:p>04:02 PM</text:p>
          </table:table-cell>
          <table:table-cell table:formula="of:=IF([.C99]-[.B99] &gt; 0; [.C99]-[.B99]; 0)" office:value-type="time" office:time-value="PT07H54M54.813S" calcext:value-type="time">
            <text:p>07:54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7H54M54.813S" calcext:value-type="time">
            <text:p>07:54</text:p>
          </table:table-cell>
          <table:table-cell table:style-name="ce3"/>
          <table:table-cell office:value-type="string" calcext:value-type="string">
            <text:p>Boss teleport cleanup, item tooltips! Inventory gamepad/key navigation, Entryway contents saving</text:p>
          </table:table-cell>
          <table:table-cell table:number-columns-repeated="1013"/>
        </table:table-row>
        <table:table-row table:style-name="ro1">
          <table:table-cell office:value-type="date" office:date-value="2022-04-07" calcext:value-type="date">
            <text:p>04/07/22</text:p>
          </table:table-cell>
          <table:table-cell office:value-type="time" office:time-value="PT08H08M14.291S" calcext:value-type="time">
            <text:p>08:08 AM</text:p>
          </table:table-cell>
          <table:table-cell office:value-type="time" office:time-value="PT11H50M33.103S" calcext:value-type="time">
            <text:p>11:50 AM</text:p>
          </table:table-cell>
          <table:table-cell table:formula="of:=IF([.C100]-[.B100] &gt; 0; [.C100]-[.B100]; 0)" office:value-type="time" office:time-value="PT03H42M18.812S" calcext:value-type="time">
            <text:p>03:42</text:p>
          </table:table-cell>
          <table:table-cell table:style-name="ce3"/>
          <table:table-cell office:value-type="time" office:time-value="PT13H02M35.153S" calcext:value-type="time">
            <text:p>01:02 PM</text:p>
          </table:table-cell>
          <table:table-cell office:value-type="time" office:time-value="PT17H27M39.019S" calcext:value-type="time">
            <text:p>05:27 PM</text:p>
          </table:table-cell>
          <table:table-cell table:formula="of:=IF([.G100]-[.F100] &gt; 0; [.G100]-[.F100]; 0)" office:value-type="time" office:time-value="PT04H25M03.866S" calcext:value-type="time">
            <text:p>04:25</text:p>
          </table:table-cell>
          <table:table-cell table:formula="of:=[.D100]+[.H100]" office:value-type="time" office:time-value="PT08H07M22.678S" calcext:value-type="time">
            <text:p>08:07</text:p>
          </table:table-cell>
          <table:table-cell table:style-name="ce3"/>
          <table:table-cell office:value-type="string" calcext:value-type="string">
            <text:p>Entryway contents persistence prep/cleanup, Save{Writer/Reader} abstraction for plaintext debug sav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4-08" calcext:value-type="date">
            <text:p>04/08/22</text:p>
          </table:table-cell>
          <table:table-cell table:style-name="ce15" office:value-type="time" office:time-value="PT08H25M26.235S" calcext:value-type="time">
            <text:p>08:25 AM</text:p>
          </table:table-cell>
          <table:table-cell table:style-name="ce15" office:value-type="time" office:time-value="PT12H21M45.944S" calcext:value-type="time">
            <text:p>12:21 PM</text:p>
          </table:table-cell>
          <table:table-cell table:style-name="ce18" table:formula="of:=IF([.C101]-[.B101] &gt; 0; [.C101]-[.B101]; 0)" office:value-type="time" office:time-value="PT03H56M19.709S" calcext:value-type="time">
            <text:p>03:56</text:p>
          </table:table-cell>
          <table:table-cell table:style-name="ce24"/>
          <table:table-cell table:style-name="ce15" office:value-type="time" office:time-value="PT13H52M38.731S" calcext:value-type="time">
            <text:p>01:52 PM</text:p>
          </table:table-cell>
          <table:table-cell table:style-name="ce15" office:value-type="time" office:time-value="PT18H09M19.748S" calcext:value-type="time">
            <text:p>06:09 PM</text:p>
          </table:table-cell>
          <table:table-cell table:style-name="ce18" table:formula="of:=IF([.G101]-[.F101] &gt; 0; [.G101]-[.F101]; 0)" office:value-type="time" office:time-value="PT04H16M41.017S" calcext:value-type="time">
            <text:p>04:16</text:p>
          </table:table-cell>
          <table:table-cell table:style-name="ce18" table:formula="of:=[.D101]+[.H101]" office:value-type="time" office:time-value="PT08H13M00.726S" calcext:value-type="time">
            <text:p>08:13</text:p>
          </table:table-cell>
          <table:table-cell table:style-name="ce24"/>
          <table:table-cell table:style-name="ce30" office:value-type="string" calcext:value-type="string">
            <text:p>Save abstraction cleanup/fixes, NPC dialogue expansion &amp; fix, save positions relative to rooms, room doorway refactor, cutbacks WI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40H44M26.207S" calcext:value-type="time">
            <text:p>40:4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1/22 (consulting)</text:p>
          </table:table-cell>
          <table:table-cell table:number-columns-repeated="2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2/22 (consulting)</text:p>
          </table:table-cell>
          <table:table-cell table:number-columns-repeated="2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3/22 (consulting)</text:p>
          </table:table-cell>
          <table:table-cell table:number-columns-repeated="2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4/22 (consulting)</text:p>
          </table:table-cell>
          <table:table-cell table:number-columns-repeated="2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15/22 (Good Friday)</text:p>
          </table:table-cell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4/18/22 (consulting)</text:p>
          </table:table-cell>
          <table:table-cell table:number-columns-repeated="2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19/22 (consulting)</text:p>
          </table:table-cell>
          <table:table-cell table:number-columns-repeated="2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0/22 (consulting)</text:p>
          </table:table-cell>
          <table:table-cell table:number-columns-repeated="2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1/22 (consulting)</text:p>
          </table:table-cell>
          <table:table-cell table:number-columns-repeated="2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string" calcext:value-type="string">
            <text:p>4/22/22 (consulting)</text:p>
          </table:table-cell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office:value-type="date" office:date-value="2022-04-25" calcext:value-type="date">
            <text:p>04/25/22</text:p>
          </table:table-cell>
          <table:table-cell office:value-type="time" office:time-value="PT09H00M00S" calcext:value-type="time">
            <text:p>09:00 AM</text:p>
          </table:table-cell>
          <table:table-cell office:value-type="time" office:time-value="PT12H50M05S" calcext:value-type="time">
            <text:p>12:50 PM</text:p>
          </table:table-cell>
          <table:table-cell table:formula="of:=IF([.C115]-[.B115] &gt; 0; [.C115]-[.B115]; 0)" office:value-type="time" office:time-value="PT03H50M05S" calcext:value-type="time">
            <text:p>03:50</text:p>
          </table:table-cell>
          <table:table-cell table:style-name="ce3"/>
          <table:table-cell office:value-type="time" office:time-value="PT13H58M03.865837986S" calcext:value-type="time">
            <text:p>01:58 PM</text:p>
          </table:table-cell>
          <table:table-cell office:value-type="time" office:time-value="PT18H43M23.9028886S" calcext:value-type="time">
            <text:p>06:43 PM</text:p>
          </table:table-cell>
          <table:table-cell table:formula="of:=IF([.G115]-[.F115] &gt; 0; [.G115]-[.F115]; 0)" office:value-type="time" office:time-value="PT04H45M20.037051S" calcext:value-type="time">
            <text:p>04:45</text:p>
          </table:table-cell>
          <table:table-cell table:formula="of:=[.D115]+[.H115]" office:value-type="time" office:time-value="PT08H35M25.037051S" calcext:value-type="time">
            <text:p>08:35</text:p>
          </table:table-cell>
          <table:table-cell table:style-name="ce3"/>
          <table:table-cell office:value-type="string" calcext:value-type="string">
            <text:p>Playtest fixes/improvements: flashlight radius, co-op respawn positions fix, aim/look separation, co-op add/remove player fixes, gamepad aim fix, explosion improvemen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4/26/22 (consulting)</text:p>
          </table:table-cell>
          <table:table-cell table:number-columns-repeated="2"/>
          <table:table-cell table:formula="of:=IF([.C116]-[.B116] &gt; 0; [.C116]-[.B11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6]-[.F116] &gt; 0; [.G116]-[.F116]; 0)" office:value-type="time" office:time-value="PT00H00M00S" calcext:value-type="time">
            <text:p>00:00</text:p>
          </table:table-cell>
          <table:table-cell table:formula="of:=[.D116]+[.H11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7/22 (consulting)</text:p>
          </table:table-cell>
          <table:table-cell table:number-columns-repeated="2"/>
          <table:table-cell table:formula="of:=IF([.C117]-[.B117] &gt; 0; [.C117]-[.B11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7]-[.F117] &gt; 0; [.G117]-[.F117]; 0)" office:value-type="time" office:time-value="PT00H00M00S" calcext:value-type="time">
            <text:p>00:00</text:p>
          </table:table-cell>
          <table:table-cell table:formula="of:=[.D117]+[.H11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4/28/22 (travel)</text:p>
          </table:table-cell>
          <table:table-cell table:number-columns-repeated="2"/>
          <table:table-cell table:formula="of:=IF([.C118]-[.B118] &gt; 0; [.C118]-[.B11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8]-[.F118] &gt; 0; [.G118]-[.F118]; 0)" office:value-type="time" office:time-value="PT00H00M00S" calcext:value-type="time">
            <text:p>00:00</text:p>
          </table:table-cell>
          <table:table-cell table:formula="of:=[.D118]+[.H11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 office:value-type="date" office:date-value="2022-04-29" calcext:value-type="date">
            <text:p>04/29/22</text:p>
          </table:table-cell>
          <table:table-cell table:style-name="ce15" office:value-type="time" office:time-value="PT08H00M03.837S" calcext:value-type="time">
            <text:p>08:00 AM</text:p>
          </table:table-cell>
          <table:table-cell table:style-name="ce15" office:value-type="time" office:time-value="PT12H56M43.035S" calcext:value-type="time">
            <text:p>12:56 PM</text:p>
          </table:table-cell>
          <table:table-cell table:style-name="ce18" table:formula="of:=IF([.C119]-[.B119] &gt; 0; [.C119]-[.B119]; 0)" office:value-type="time" office:time-value="PT04H56M39.198S" calcext:value-type="time">
            <text:p>04:56</text:p>
          </table:table-cell>
          <table:table-cell table:style-name="ce24"/>
          <table:table-cell table:style-name="ce15" office:value-type="time" office:time-value="PT13H42M07.665S" calcext:value-type="time">
            <text:p>01:42 PM</text:p>
          </table:table-cell>
          <table:table-cell table:style-name="ce15" office:value-type="time" office:time-value="PT17H42M22.789S" calcext:value-type="time">
            <text:p>05:42 PM</text:p>
          </table:table-cell>
          <table:table-cell table:style-name="ce18" table:formula="of:=IF([.G119]-[.F119] &gt; 0; [.G119]-[.F119]; 0)" office:value-type="time" office:time-value="PT04H00M15.124S" calcext:value-type="time">
            <text:p>04:00</text:p>
          </table:table-cell>
          <table:table-cell table:style-name="ce18" table:formula="of:=[.D119]+[.H119]" office:value-type="time" office:time-value="PT08H56M54.322S" calcext:value-type="time">
            <text:p>08:56</text:p>
          </table:table-cell>
          <table:table-cell table:style-name="ce24"/>
          <table:table-cell table:style-name="ce30" office:value-type="string" calcext:value-type="string">
            <text:p>Transfer/backup, avatar interact/aim playtest improvements, damage source &amp; existing collisions fixes, dialogue controls fix, tutorial area! Timer warning SFX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0]-[.B120] &gt; 0; [.C120]-[.B12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0]-[.F120] &gt; 0; [.G120]-[.F120]; 0)" office:value-type="time" office:time-value="PT00H00M00S" calcext:value-type="time">
            <text:p>00:00</text:p>
          </table:table-cell>
          <table:table-cell table:style-name="ce19" table:formula="of:=[.D120]+[.H12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15:.I120])" office:value-type="time" office:time-value="PT17H32M19.359051S" calcext:value-type="time">
            <text:p>17:32</text:p>
          </table:table-cell>
          <table:table-cell table:number-columns-repeated="1012"/>
        </table:table-row>
        <table:table-row table:style-name="ro1">
          <table:table-cell office:value-type="date" office:date-value="2022-05-02" calcext:value-type="date">
            <text:p>05/02/22</text:p>
          </table:table-cell>
          <table:table-cell office:value-type="time" office:time-value="PT08H19M22.708S" calcext:value-type="time">
            <text:p>08:19 AM</text:p>
          </table:table-cell>
          <table:table-cell office:value-type="time" office:time-value="PT12H24M46.778S" calcext:value-type="time">
            <text:p>12:24 PM</text:p>
          </table:table-cell>
          <table:table-cell table:formula="of:=IF([.C121]-[.B121] &gt; 0; [.C121]-[.B121]; 0)" office:value-type="time" office:time-value="PT04H05M24.07S" calcext:value-type="time">
            <text:p>04:05</text:p>
          </table:table-cell>
          <table:table-cell table:style-name="ce3"/>
          <table:table-cell office:value-type="time" office:time-value="PT13H26M20.685S" calcext:value-type="time">
            <text:p>01:26 PM</text:p>
          </table:table-cell>
          <table:table-cell office:value-type="time" office:time-value="PT17H25M14.237S" calcext:value-type="time">
            <text:p>05:25 PM</text:p>
          </table:table-cell>
          <table:table-cell table:formula="of:=IF([.G121]-[.F121] &gt; 0; [.G121]-[.F121]; 0)" office:value-type="time" office:time-value="PT03H58M53.552S" calcext:value-type="time">
            <text:p>03:58</text:p>
          </table:table-cell>
          <table:table-cell table:formula="of:=[.D121]+[.H121]" office:value-type="time" office:time-value="PT08H04M17.622S" calcext:value-type="time">
            <text:p>08:04</text:p>
          </table:table-cell>
          <table:table-cell table:style-name="ce3"/>
          <table:table-cell office:value-type="string" calcext:value-type="string">
            <text:p>Tutorial / timer warning cleanups, spawn position helper/fixes, lock/key refactor</text:p>
          </table:table-cell>
          <table:table-cell table:number-columns-repeated="1013"/>
        </table:table-row>
        <table:table-row table:style-name="ro1">
          <table:table-cell office:value-type="date" office:date-value="2022-05-03" calcext:value-type="date">
            <text:p>05/03/22</text:p>
          </table:table-cell>
          <table:table-cell office:value-type="time" office:time-value="PT08H08M06.084S" calcext:value-type="time">
            <text:p>08:08 AM</text:p>
          </table:table-cell>
          <table:table-cell office:value-type="time" office:time-value="PT11H37M08.099S" calcext:value-type="time">
            <text:p>11:37 AM</text:p>
          </table:table-cell>
          <table:table-cell table:formula="of:=IF([.C122]-[.B122] &gt; 0; [.C122]-[.B122]; 0)" office:value-type="time" office:time-value="PT03H29M02.015S" calcext:value-type="time">
            <text:p>03:29</text:p>
          </table:table-cell>
          <table:table-cell table:style-name="ce3"/>
          <table:table-cell office:value-type="time" office:time-value="PT12H50M24.06S" calcext:value-type="time">
            <text:p>12:50 PM</text:p>
          </table:table-cell>
          <table:table-cell office:value-type="time" office:time-value="PT17H27M59.78S" calcext:value-type="time">
            <text:p>05:27 PM</text:p>
          </table:table-cell>
          <table:table-cell table:formula="of:=IF([.G122]-[.F122] &gt; 0; [.G122]-[.F122]; 0)" office:value-type="time" office:time-value="PT04H37M35.72S" calcext:value-type="time">
            <text:p>04:37</text:p>
          </table:table-cell>
          <table:table-cell table:formula="of:=[.D122]+[.H122]" office:value-type="time" office:time-value="PT08H06M37.735S" calcext:value-type="time">
            <text:p>08:06</text:p>
          </table:table-cell>
          <table:table-cell table:style-name="ce3"/>
          <table:table-cell office:value-type="string" calcext:value-type="string">
            <text:p>Component duplication prevention, combination in-world locks, exploration music! tutorial message improvements, multi-collider damage fixes</text:p>
          </table:table-cell>
          <table:table-cell table:number-columns-repeated="1013"/>
        </table:table-row>
        <table:table-row table:style-name="ro1">
          <table:table-cell office:value-type="date" office:date-value="2022-05-04" calcext:value-type="date">
            <text:p>05/04/22</text:p>
          </table:table-cell>
          <table:table-cell office:value-type="time" office:time-value="PT08H00M43.986S" calcext:value-type="time">
            <text:p>08:00 AM</text:p>
          </table:table-cell>
          <table:table-cell office:value-type="time" office:time-value="PT10H49M51S" calcext:value-type="time">
            <text:p>10:49 AM</text:p>
          </table:table-cell>
          <table:table-cell table:formula="of:=IF([.C123]-[.B123] &gt; 0; [.C123]-[.B123]; 0)" office:value-type="time" office:time-value="PT02H49M07.014S" calcext:value-type="time">
            <text:p>02:49</text:p>
          </table:table-cell>
          <table:table-cell table:style-name="ce3"/>
          <table:table-cell office:value-type="time" office:time-value="PT11H36M03.614S" calcext:value-type="time">
            <text:p>11:36 AM</text:p>
          </table:table-cell>
          <table:table-cell office:value-type="time" office:time-value="PT17H08M04.25S" calcext:value-type="time">
            <text:p>05:08 PM</text:p>
          </table:table-cell>
          <table:table-cell table:formula="of:=IF([.G123]-[.F123] &gt; 0; [.G123]-[.F123]; 0)" office:value-type="time" office:time-value="PT05H32M00.636S" calcext:value-type="time">
            <text:p>05:32</text:p>
          </table:table-cell>
          <table:table-cell table:formula="of:=[.D123]+[.H123]" office:value-type="time" office:time-value="PT08H21M07.65S" calcext:value-type="time">
            <text:p>08:21</text:p>
          </table:table-cell>
          <table:table-cell table:style-name="ce3"/>
          <table:table-cell office:value-type="string" calcext:value-type="string">
            <text:p>AI lockup &amp; “invincibility” fixes cleanup, room contents overlap fixes, dialog ordering/variety, script file organization, puzzle locks!</text:p>
          </table:table-cell>
          <table:table-cell table:number-columns-repeated="1013"/>
        </table:table-row>
        <table:table-row table:style-name="ro1">
          <table:table-cell office:value-type="date" office:date-value="2022-05-05" calcext:value-type="date">
            <text:p>05/05/22</text:p>
          </table:table-cell>
          <table:table-cell office:value-type="time" office:time-value="PT08H12M16.864S" calcext:value-type="time">
            <text:p>08:12 AM</text:p>
          </table:table-cell>
          <table:table-cell office:value-type="time" office:time-value="PT12H51M34.285S" calcext:value-type="time">
            <text:p>12:51 PM</text:p>
          </table:table-cell>
          <table:table-cell table:formula="of:=IF([.C124]-[.B124] &gt; 0; [.C124]-[.B124]; 0)" office:value-type="time" office:time-value="PT04H39M17.421S" calcext:value-type="time">
            <text:p>04:39</text:p>
          </table:table-cell>
          <table:table-cell table:style-name="ce3"/>
          <table:table-cell office:value-type="time" office:time-value="PT14H02M20.338S" calcext:value-type="time">
            <text:p>02:02 PM</text:p>
          </table:table-cell>
          <table:table-cell office:value-type="time" office:time-value="PT17H10M55.748S" calcext:value-type="time">
            <text:p>05:10 PM</text:p>
          </table:table-cell>
          <table:table-cell table:formula="of:=IF([.G124]-[.F124] &gt; 0; [.G124]-[.F124]; 0)" office:value-type="time" office:time-value="PT03H08M35.41S" calcext:value-type="time">
            <text:p>03:08</text:p>
          </table:table-cell>
          <table:table-cell table:formula="of:=[.D124]+[.H124]" office:value-type="time" office:time-value="PT07H47M52.831S" calcext:value-type="time">
            <text:p>07:47</text:p>
          </table:table-cell>
          <table:table-cell table:style-name="ce3"/>
          <table:table-cell office:value-type="string" calcext:value-type="string">
            <text:p>Puzzle lock rotation, puzzle lock via masking, lock/key selection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06" calcext:value-type="date">
            <text:p>05/06/22</text:p>
          </table:table-cell>
          <table:table-cell table:style-name="ce15" office:value-type="time" office:time-value="PT08H06M13.758S" calcext:value-type="time">
            <text:p>08:06 AM</text:p>
          </table:table-cell>
          <table:table-cell table:style-name="ce15" office:value-type="time" office:time-value="PT13H21M36.908S" calcext:value-type="time">
            <text:p>01:21 PM</text:p>
          </table:table-cell>
          <table:table-cell table:style-name="ce18" table:formula="of:=IF([.C125]-[.B125] &gt; 0; [.C125]-[.B125]; 0)" office:value-type="time" office:time-value="PT05H15M23.15S" calcext:value-type="time">
            <text:p>05:15</text:p>
          </table:table-cell>
          <table:table-cell table:style-name="ce24"/>
          <table:table-cell table:style-name="ce15" table:number-columns-repeated="2"/>
          <table:table-cell table:style-name="ce18" table:formula="of:=IF([.G125]-[.F125] &gt; 0; [.G125]-[.F125]; 0)" office:value-type="time" office:time-value="PT00H00M00S" calcext:value-type="time">
            <text:p>00:00</text:p>
          </table:table-cell>
          <table:table-cell table:style-name="ce18" table:formula="of:=[.D125]+[.H125]" office:value-type="time" office:time-value="PT05H15M23.15S" calcext:value-type="time">
            <text:p>05:15</text:p>
          </table:table-cell>
          <table:table-cell table:style-name="ce24"/>
          <table:table-cell table:style-name="ce30" office:value-type="string" calcext:value-type="string">
            <text:p>Lock/key selection cleanup, music echo / animation pop fixes, door sprite display tweaks, physics push-through-walls prevention, 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26]-[.B126] &gt; 0; [.C126]-[.B12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26]-[.F126] &gt; 0; [.G126]-[.F126]; 0)" office:value-type="time" office:time-value="PT00H00M00S" calcext:value-type="time">
            <text:p>00:00</text:p>
          </table:table-cell>
          <table:table-cell table:style-name="ce19" table:formula="of:=[.D126]+[.H12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1:.I126])" office:value-type="time" office:time-value="PT37H35M18.988S" calcext:value-type="time">
            <text:p>37:35</text:p>
          </table:table-cell>
          <table:table-cell table:number-columns-repeated="1012"/>
        </table:table-row>
        <table:table-row table:style-name="ro1">
          <table:table-cell office:value-type="date" office:date-value="2022-05-09" calcext:value-type="date">
            <text:p>05/09/22</text:p>
          </table:table-cell>
          <table:table-cell office:value-type="time" office:time-value="PT08H11M33.924S" calcext:value-type="time">
            <text:p>08:11 AM</text:p>
          </table:table-cell>
          <table:table-cell office:value-type="time" office:time-value="PT12H58M25.216S" calcext:value-type="time">
            <text:p>12:58 PM</text:p>
          </table:table-cell>
          <table:table-cell table:formula="of:=IF([.C127]-[.B127] &gt; 0; [.C127]-[.B127]; 0)" office:value-type="time" office:time-value="PT04H46M51.292S" calcext:value-type="time">
            <text:p>04:46</text:p>
          </table:table-cell>
          <table:table-cell table:style-name="ce3"/>
          <table:table-cell office:value-type="time" office:time-value="PT14H03M46.213S" calcext:value-type="time">
            <text:p>02:03 PM</text:p>
          </table:table-cell>
          <table:table-cell office:value-type="time" office:time-value="PT17H32M41.597S" calcext:value-type="time">
            <text:p>05:32 PM</text:p>
          </table:table-cell>
          <table:table-cell table:formula="of:=IF([.G127]-[.F127] &gt; 0; [.G127]-[.F127]; 0)" office:value-type="time" office:time-value="PT03H28M55.384S" calcext:value-type="time">
            <text:p>03:28</text:p>
          </table:table-cell>
          <table:table-cell table:formula="of:=[.D127]+[.H127]" office:value-type="time" office:time-value="PT08H15M46.676S" calcext:value-type="time">
            <text:p>08:15</text:p>
          </table:table-cell>
          <table:table-cell table:style-name="ce3"/>
          <table:table-cell office:value-type="string" calcext:value-type="string">
            <text:p>Post-boss door, entryway further doors, torch VFX</text:p>
          </table:table-cell>
          <table:table-cell table:number-columns-repeated="1013"/>
        </table:table-row>
        <table:table-row table:style-name="ro1">
          <table:table-cell office:value-type="date" office:date-value="2022-05-10" calcext:value-type="date">
            <text:p>05/10/22</text:p>
          </table:table-cell>
          <table:table-cell office:value-type="time" office:time-value="PT08H12M37.629S" calcext:value-type="time">
            <text:p>08:12 AM</text:p>
          </table:table-cell>
          <table:table-cell office:value-type="time" office:time-value="PT13H08M36.656S" calcext:value-type="time">
            <text:p>01:08 PM</text:p>
          </table:table-cell>
          <table:table-cell table:formula="of:=IF([.C128]-[.B128] &gt; 0; [.C128]-[.B128]; 0)" office:value-type="time" office:time-value="PT04H55M59.027S" calcext:value-type="time">
            <text:p>04:55</text:p>
          </table:table-cell>
          <table:table-cell table:style-name="ce3"/>
          <table:table-cell office:value-type="time" office:time-value="PT14H12M04.662S" calcext:value-type="time">
            <text:p>02:12 PM</text:p>
          </table:table-cell>
          <table:table-cell office:value-type="time" office:time-value="PT17H22M11.684S" calcext:value-type="time">
            <text:p>05:22 PM</text:p>
          </table:table-cell>
          <table:table-cell table:formula="of:=IF([.G128]-[.F128] &gt; 0; [.G128]-[.F128]; 0)" office:value-type="time" office:time-value="PT03H10M07.022S" calcext:value-type="time">
            <text:p>03:10</text:p>
          </table:table-cell>
          <table:table-cell table:formula="of:=[.D128]+[.H128]" office:value-type="time" office:time-value="PT08H06M06.049S" calcext:value-type="time">
            <text:p>08:06</text:p>
          </table:table-cell>
          <table:table-cell table:style-name="ce3"/>
          <table:table-cell office:value-type="string" calcext:value-type="string">
            <text:p>Lookouts! avatar extreme bunny hop fix, LayerMaskHelper, Utility.OriginToCenterY() improvement</text:p>
          </table:table-cell>
          <table:table-cell table:number-columns-repeated="1013"/>
        </table:table-row>
        <table:table-row table:style-name="ro1">
          <table:table-cell office:value-type="date" office:date-value="2022-05-11" calcext:value-type="date">
            <text:p>05/11/22</text:p>
          </table:table-cell>
          <table:table-cell office:value-type="time" office:time-value="PT08H19M38.244S" calcext:value-type="time">
            <text:p>08:19 AM</text:p>
          </table:table-cell>
          <table:table-cell office:value-type="time" office:time-value="PT13H07M58.308S" calcext:value-type="time">
            <text:p>01:07 PM</text:p>
          </table:table-cell>
          <table:table-cell table:formula="of:=IF([.C129]-[.B129] &gt; 0; [.C129]-[.B129]; 0)" office:value-type="time" office:time-value="PT04H48M20.064S" calcext:value-type="time">
            <text:p>04:48</text:p>
          </table:table-cell>
          <table:table-cell table:style-name="ce3"/>
          <table:table-cell office:value-type="time" office:time-value="PT14H05M12.619S" calcext:value-type="time">
            <text:p>02:05 PM</text:p>
          </table:table-cell>
          <table:table-cell office:value-type="time" office:time-value="PT17H09M02.025S" calcext:value-type="time">
            <text:p>05:09 PM</text:p>
          </table:table-cell>
          <table:table-cell table:formula="of:=IF([.G129]-[.F129] &gt; 0; [.G129]-[.F129]; 0)" office:value-type="time" office:time-value="PT03H03M49.406S" calcext:value-type="time">
            <text:p>03:03</text:p>
          </table:table-cell>
          <table:table-cell table:formula="of:=[.D129]+[.H129]" office:value-type="time" office:time-value="PT07H52M09.47S" calcext:value-type="time">
            <text:p>07:52</text:p>
          </table:table-cell>
          <table:table-cell table:style-name="ce3"/>
          <table:table-cell office:value-type="string" calcext:value-type="string">
            <text:p>Cut-backs fix-ups! ladder pass-through improvement, boss teleport VFX &amp; timing, enemy in-flight collision fix</text:p>
          </table:table-cell>
          <table:table-cell table:number-columns-repeated="1013"/>
        </table:table-row>
        <table:table-row table:style-name="ro1">
          <table:table-cell office:value-type="date" office:date-value="2022-05-12" calcext:value-type="date">
            <text:p>05/12/22</text:p>
          </table:table-cell>
          <table:table-cell office:value-type="time" office:time-value="PT08H08M17.157S" calcext:value-type="time">
            <text:p>08:08 AM</text:p>
          </table:table-cell>
          <table:table-cell office:value-type="time" office:time-value="PT13H26M55.317S" calcext:value-type="time">
            <text:p>01:26 PM</text:p>
          </table:table-cell>
          <table:table-cell table:formula="of:=IF([.C130]-[.B130] &gt; 0; [.C130]-[.B130]; 0)" office:value-type="time" office:time-value="PT05H18M38.16S" calcext:value-type="time">
            <text:p>05:18</text:p>
          </table:table-cell>
          <table:table-cell table:style-name="ce3"/>
          <table:table-cell office:value-type="time" office:time-value="PT14H26M39.231S" calcext:value-type="time">
            <text:p>02:26 PM</text:p>
          </table:table-cell>
          <table:table-cell office:value-type="time" office:time-value="PT17H55M06.214S" calcext:value-type="time">
            <text:p>05:55 PM</text:p>
          </table:table-cell>
          <table:table-cell table:formula="of:=IF([.G130]-[.F130] &gt; 0; [.G130]-[.F130]; 0)" office:value-type="time" office:time-value="PT03H28M26.983S" calcext:value-type="time">
            <text:p>03:28</text:p>
          </table:table-cell>
          <table:table-cell table:formula="of:=[.D130]+[.H130]" office:value-type="time" office:time-value="PT08H47M05.143S" calcext:value-type="time">
            <text:p>08:47</text:p>
          </table:table-cell>
          <table:table-cell table:style-name="ce3"/>
          <table:table-cell office:value-type="string" calcext:value-type="string">
            <text:p>Room outdoor attempt, snakes! damage bounce verticality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13" calcext:value-type="date">
            <text:p>05/13/22</text:p>
          </table:table-cell>
          <table:table-cell table:style-name="ce15" office:value-type="time" office:time-value="PT08H11M42.199S" calcext:value-type="time">
            <text:p>08:11 AM</text:p>
          </table:table-cell>
          <table:table-cell table:style-name="ce15" office:value-type="time" office:time-value="PT13H39M13.298S" calcext:value-type="time">
            <text:p>01:39 PM</text:p>
          </table:table-cell>
          <table:table-cell table:style-name="ce18" table:formula="of:=IF([.C131]-[.B131] &gt; 0; [.C131]-[.B131]; 0)" office:value-type="time" office:time-value="PT05H27M31.099S" calcext:value-type="time">
            <text:p>05:27</text:p>
          </table:table-cell>
          <table:table-cell table:style-name="ce24"/>
          <table:table-cell table:style-name="ce15" office:value-type="time" office:time-value="PT14H39M01.26S" calcext:value-type="time">
            <text:p>02:39 PM</text:p>
          </table:table-cell>
          <table:table-cell table:style-name="ce15" office:value-type="time" office:time-value="PT15H25M23.798S" calcext:value-type="time">
            <text:p>03:25 PM</text:p>
          </table:table-cell>
          <table:table-cell table:style-name="ce18" table:formula="of:=IF([.G131]-[.F131] &gt; 0; [.G131]-[.F131]; 0)" office:value-type="time" office:time-value="PT00H46M22.538S" calcext:value-type="time">
            <text:p>00:46</text:p>
          </table:table-cell>
          <table:table-cell table:style-name="ce18" table:formula="of:=[.D131]+[.H131]" office:value-type="time" office:time-value="PT06H13M53.637S" calcext:value-type="time">
            <text:p>06:13</text:p>
          </table:table-cell>
          <table:table-cell table:style-name="ce24"/>
          <table:table-cell table:style-name="ce30" office:value-type="string" calcext:value-type="string">
            <text:p>Join/texture tweaks, normal mapping test &amp; avatars, electric hazard lock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2]-[.B132] &gt; 0; [.C132]-[.B13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2]-[.F132] &gt; 0; [.G132]-[.F132]; 0)" office:value-type="time" office:time-value="PT00H00M00S" calcext:value-type="time">
            <text:p>00:00</text:p>
          </table:table-cell>
          <table:table-cell table:style-name="ce19" table:formula="of:=[.D132]+[.H13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27:.I132])" office:value-type="time" office:time-value="PT39H15M00.975S" calcext:value-type="time">
            <text:p>39:15</text:p>
          </table:table-cell>
          <table:table-cell table:number-columns-repeated="1012"/>
        </table:table-row>
        <table:table-row table:style-name="ro1">
          <table:table-cell office:value-type="date" office:date-value="2022-05-16" calcext:value-type="date">
            <text:p>05/16/22</text:p>
          </table:table-cell>
          <table:table-cell office:value-type="time" office:time-value="PT08H08M51.643S" calcext:value-type="time">
            <text:p>08:08 AM</text:p>
          </table:table-cell>
          <table:table-cell office:value-type="time" office:time-value="PT13H01M43.324S" calcext:value-type="time">
            <text:p>01:01 PM</text:p>
          </table:table-cell>
          <table:table-cell table:formula="of:=IF([.C133]-[.B133] &gt; 0; [.C133]-[.B133]; 0)" office:value-type="time" office:time-value="PT04H52M51.681S" calcext:value-type="time">
            <text:p>04:52</text:p>
          </table:table-cell>
          <table:table-cell table:style-name="ce3"/>
          <table:table-cell office:value-type="time" office:time-value="PT14H04M59.821S" calcext:value-type="time">
            <text:p>02:04 PM</text:p>
          </table:table-cell>
          <table:table-cell office:value-type="time" office:time-value="PT17H35M00.51S" calcext:value-type="time">
            <text:p>05:35 PM</text:p>
          </table:table-cell>
          <table:table-cell table:formula="of:=IF([.G133]-[.F133] &gt; 0; [.G133]-[.F133]; 0)" office:value-type="time" office:time-value="PT03H30M00.689S" calcext:value-type="time">
            <text:p>03:30</text:p>
          </table:table-cell>
          <table:table-cell table:formula="of:=[.D133]+[.H133]" office:value-type="time" office:time-value="PT08H22M52.37S" calcext:value-type="time">
            <text:p>08:22</text:p>
          </table:table-cell>
          <table:table-cell table:style-name="ce3"/>
          <table:table-cell office:value-type="string" calcext:value-type="string">
            <text:p>Electric hazard locks cleanup, NpcDialogue / NPC types</text:p>
          </table:table-cell>
          <table:table-cell table:number-columns-repeated="1013"/>
        </table:table-row>
        <table:table-row table:style-name="ro1">
          <table:table-cell office:value-type="date" office:date-value="2022-05-17" calcext:value-type="date">
            <text:p>05/17/22</text:p>
          </table:table-cell>
          <table:table-cell office:value-type="time" office:time-value="PT08H02M20.916S" calcext:value-type="time">
            <text:p>08:02 AM</text:p>
          </table:table-cell>
          <table:table-cell office:value-type="time" office:time-value="PT12H09M17.411S" calcext:value-type="time">
            <text:p>12:09 PM</text:p>
          </table:table-cell>
          <table:table-cell table:formula="of:=IF([.C134]-[.B134] &gt; 0; [.C134]-[.B134]; 0)" office:value-type="time" office:time-value="PT04H06M56.495S" calcext:value-type="time">
            <text:p>04:06</text:p>
          </table:table-cell>
          <table:table-cell table:style-name="ce3"/>
          <table:table-cell office:value-type="time" office:time-value="PT13H11M42.142S" calcext:value-type="time">
            <text:p>01:11 PM</text:p>
          </table:table-cell>
          <table:table-cell office:value-type="time" office:time-value="PT17H25M50.585S" calcext:value-type="time">
            <text:p>05:25 PM</text:p>
          </table:table-cell>
          <table:table-cell table:formula="of:=IF([.G134]-[.F134] &gt; 0; [.G134]-[.F134]; 0)" office:value-type="time" office:time-value="PT04H14M08.443S" calcext:value-type="time">
            <text:p>04:14</text:p>
          </table:table-cell>
          <table:table-cell table:formula="of:=[.D134]+[.H134]" office:value-type="time" office:time-value="PT08H21M04.938S" calcext:value-type="time">
            <text:p>08:21</text:p>
          </table:table-cell>
          <table:table-cell table:style-name="ce3"/>
          <table:table-cell office:value-type="string" calcext:value-type="string">
            <text:p>NPC type cleanup, InteractSimple split, non-avatar arm improvements, NPC “rescue”, tutorial order fix, key spawning on furniture, UI button prompt sprites</text:p>
          </table:table-cell>
          <table:table-cell table:number-columns-repeated="1013"/>
        </table:table-row>
        <table:table-row table:style-name="ro1">
          <table:table-cell office:value-type="date" office:date-value="2022-05-18" calcext:value-type="date">
            <text:p>05/18/22</text:p>
          </table:table-cell>
          <table:table-cell office:value-type="time" office:time-value="PT08H05M38.569S" calcext:value-type="time">
            <text:p>08:05 AM</text:p>
          </table:table-cell>
          <table:table-cell office:value-type="time" office:time-value="PT12H05M58.797S" calcext:value-type="time">
            <text:p>12:05 PM</text:p>
          </table:table-cell>
          <table:table-cell table:formula="of:=IF([.C135]-[.B135] &gt; 0; [.C135]-[.B135]; 0)" office:value-type="time" office:time-value="PT04H00M20.228S" calcext:value-type="time">
            <text:p>04:00</text:p>
          </table:table-cell>
          <table:table-cell table:style-name="ce3"/>
          <table:table-cell office:value-type="time" office:time-value="PT13H11M27.324S" calcext:value-type="time">
            <text:p>01:11 PM</text:p>
          </table:table-cell>
          <table:table-cell office:value-type="time" office:time-value="PT16H56M49.575S" calcext:value-type="time">
            <text:p>04:56 PM</text:p>
          </table:table-cell>
          <table:table-cell table:formula="of:=IF([.G135]-[.F135] &gt; 0; [.G135]-[.F135]; 0)" office:value-type="time" office:time-value="PT03H45M22.251S" calcext:value-type="time">
            <text:p>03:45</text:p>
          </table:table-cell>
          <table:table-cell table:formula="of:=[.D135]+[.H135]" office:value-type="time" office:time-value="PT07H45M42.479S" calcext:value-type="time">
            <text:p>07:45</text:p>
          </table:table-cell>
          <table:table-cell table:style-name="ce3"/>
          <table:table-cell office:value-type="string" calcext:value-type="string">
            <text:p>UI button prompt sprites cleanup, tutorial button prompt conversions, tutorial overlap prevention, save file corruption prevention/fix, frying pans! Item offsets, material fallbacks</text:p>
          </table:table-cell>
          <table:table-cell table:number-columns-repeated="1013"/>
        </table:table-row>
        <table:table-row table:style-name="ro1">
          <table:table-cell office:value-type="date" office:date-value="2022-05-19" calcext:value-type="date">
            <text:p>05/19/22</text:p>
          </table:table-cell>
          <table:table-cell office:value-type="time" office:time-value="PT08H11M01.567S" calcext:value-type="time">
            <text:p>08:11 AM</text:p>
          </table:table-cell>
          <table:table-cell office:value-type="time" office:time-value="PT13H44M10.834S" calcext:value-type="time">
            <text:p>01:44 PM</text:p>
          </table:table-cell>
          <table:table-cell table:formula="of:=IF([.C136]-[.B136] &gt; 0; [.C136]-[.B136]; 0)" office:value-type="time" office:time-value="PT05H33M09.267S" calcext:value-type="time">
            <text:p>05:33</text:p>
          </table:table-cell>
          <table:table-cell table:style-name="ce3"/>
          <table:table-cell office:value-type="time" office:time-value="PT14H46M18.966S" calcext:value-type="time">
            <text:p>02:46 PM</text:p>
          </table:table-cell>
          <table:table-cell office:value-type="time" office:time-value="PT17H01M52.205S" calcext:value-type="time">
            <text:p>05:01 PM</text:p>
          </table:table-cell>
          <table:table-cell table:formula="of:=IF([.G136]-[.F136] &gt; 0; [.G136]-[.F136]; 0)" office:value-type="time" office:time-value="PT02H15M33.239S" calcext:value-type="time">
            <text:p>02:15</text:p>
          </table:table-cell>
          <table:table-cell table:formula="of:=[.D136]+[.H136]" office:value-type="time" office:time-value="PT07H48M42.506S" calcext:value-type="time">
            <text:p>07:48</text:p>
          </table:table-cell>
          <table:table-cell table:style-name="ce3"/>
          <table:table-cell office:value-type="string" calcext:value-type="string">
            <text:p>InteriorPosition() bounds assert fix, throw tweaks, markers &amp; drawing! cutback softlock prevention, music “echo”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0" calcext:value-type="date">
            <text:p>05/20/22</text:p>
          </table:table-cell>
          <table:table-cell table:style-name="ce15" office:value-type="time" office:time-value="PT08H11M13.423S" calcext:value-type="time">
            <text:p>08:11 AM</text:p>
          </table:table-cell>
          <table:table-cell table:style-name="ce15" office:value-type="time" office:time-value="PT12H37M09.436S" calcext:value-type="time">
            <text:p>12:37 PM</text:p>
          </table:table-cell>
          <table:table-cell table:style-name="ce18" table:formula="of:=IF([.C137]-[.B137] &gt; 0; [.C137]-[.B137]; 0)" office:value-type="time" office:time-value="PT04H25M56.013S" calcext:value-type="time">
            <text:p>04:25</text:p>
          </table:table-cell>
          <table:table-cell table:style-name="ce24"/>
          <table:table-cell table:style-name="ce15" office:value-type="time" office:time-value="PT13H46M39.558S" calcext:value-type="time">
            <text:p>01:46 PM</text:p>
          </table:table-cell>
          <table:table-cell table:style-name="ce15" office:value-type="time" office:time-value="PT16H41M04.323S" calcext:value-type="time">
            <text:p>04:41 PM</text:p>
          </table:table-cell>
          <table:table-cell table:style-name="ce18" table:formula="of:=IF([.G137]-[.F137] &gt; 0; [.G137]-[.F137]; 0)" office:value-type="time" office:time-value="PT02H54M24.765S" calcext:value-type="time">
            <text:p>02:54</text:p>
          </table:table-cell>
          <table:table-cell table:style-name="ce18" table:formula="of:=[.D137]+[.H137]" office:value-type="time" office:time-value="PT07H20M20.778S" calcext:value-type="time">
            <text:p>07:20</text:p>
          </table:table-cell>
          <table:table-cell table:style-name="ce24"/>
          <table:table-cell table:style-name="ce30" office:value-type="string" calcext:value-type="string">
            <text:p>Cutback/music fixes cleanup, audio/item fixes, improved electricity SFX, sorting layer Architecture split, plastic SFX, character physics improvements, assert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38]-[.B138] &gt; 0; [.C138]-[.B13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38]-[.F138] &gt; 0; [.G138]-[.F138]; 0)" office:value-type="time" office:time-value="PT00H00M00S" calcext:value-type="time">
            <text:p>00:00</text:p>
          </table:table-cell>
          <table:table-cell table:style-name="ce19" table:formula="of:=[.D138]+[.H13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3:.I138])" office:value-type="time" office:time-value="PT39H38M43.071S" calcext:value-type="time">
            <text:p>39:38</text:p>
          </table:table-cell>
          <table:table-cell table:number-columns-repeated="1012"/>
        </table:table-row>
        <table:table-row table:style-name="ro1">
          <table:table-cell office:value-type="date" office:date-value="2022-05-23" calcext:value-type="date">
            <text:p>05/23/22</text:p>
          </table:table-cell>
          <table:table-cell office:value-type="time" office:time-value="PT08H07M12.676S" calcext:value-type="time">
            <text:p>08:07 AM</text:p>
          </table:table-cell>
          <table:table-cell office:value-type="time" office:time-value="PT12H10M05.31S" calcext:value-type="time">
            <text:p>12:10 PM</text:p>
          </table:table-cell>
          <table:table-cell table:formula="of:=IF([.C139]-[.B139] &gt; 0; [.C139]-[.B139]; 0)" office:value-type="time" office:time-value="PT04H02M52.634S" calcext:value-type="time">
            <text:p>04:02</text:p>
          </table:table-cell>
          <table:table-cell table:style-name="ce3"/>
          <table:table-cell office:value-type="time" office:time-value="PT13H15M24.858S" calcext:value-type="time">
            <text:p>01:15 PM</text:p>
          </table:table-cell>
          <table:table-cell office:value-type="time" office:time-value="PT17H12M49.222S" calcext:value-type="time">
            <text:p>05:12 PM</text:p>
          </table:table-cell>
          <table:table-cell table:formula="of:=IF([.G139]-[.F139] &gt; 0; [.G139]-[.F139]; 0)" office:value-type="time" office:time-value="PT03H57M24.364S" calcext:value-type="time">
            <text:p>03:57</text:p>
          </table:table-cell>
          <table:table-cell table:formula="of:=[.D139]+[.H139]" office:value-type="time" office:time-value="PT08H00M16.998S" calcext:value-type="time">
            <text:p>08:00</text:p>
          </table:table-cell>
          <table:table-cell table:style-name="ce3"/>
          <table:table-cell office:value-type="string" calcext:value-type="string">
            <text:p>Health gradients, smudge sprite, scene progression! save/physics/focus fixes</text:p>
          </table:table-cell>
          <table:table-cell table:number-columns-repeated="1013"/>
        </table:table-row>
        <table:table-row table:style-name="ro1">
          <table:table-cell office:value-type="date" office:date-value="2022-05-24" calcext:value-type="date">
            <text:p>05/24/22</text:p>
          </table:table-cell>
          <table:table-cell office:value-type="time" office:time-value="PT08H05M06.985S" calcext:value-type="time">
            <text:p>08:05 AM</text:p>
          </table:table-cell>
          <table:table-cell office:value-type="time" office:time-value="PT12H20M37.16S" calcext:value-type="time">
            <text:p>12:20 PM</text:p>
          </table:table-cell>
          <table:table-cell table:formula="of:=IF([.C140]-[.B140] &gt; 0; [.C140]-[.B140]; 0)" office:value-type="time" office:time-value="PT04H15M30.175S" calcext:value-type="time">
            <text:p>04:15</text:p>
          </table:table-cell>
          <table:table-cell table:style-name="ce3"/>
          <table:table-cell office:value-type="time" office:time-value="PT13H22M59.567S" calcext:value-type="time">
            <text:p>01:22 PM</text:p>
          </table:table-cell>
          <table:table-cell office:value-type="time" office:time-value="PT17H31M43.994S" calcext:value-type="time">
            <text:p>05:31 PM</text:p>
          </table:table-cell>
          <table:table-cell table:formula="of:=IF([.G140]-[.F140] &gt; 0; [.G140]-[.F140]; 0)" office:value-type="time" office:time-value="PT04H08M44.427S" calcext:value-type="time">
            <text:p>04:08</text:p>
          </table:table-cell>
          <table:table-cell table:formula="of:=[.D140]+[.H140]" office:value-type="time" office:time-value="PT08H24M14.602S" calcext:value-type="time">
            <text:p>08:24</text:p>
          </table:table-cell>
          <table:table-cell table:style-name="ce3"/>
          <table:table-cell office:value-type="string" calcext:value-type="string">
            <text:p>Save fixes cleanup, boss tracking, per-scene escalation, NPC collision workaround, NPC randomization &amp; persistence, marker line fix &amp; draw input improvemen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5/25/22 (L ER)</text:p>
          </table:table-cell>
          <table:table-cell table:number-columns-repeated="2"/>
          <table:table-cell table:formula="of:=IF([.C141]-[.B141] &gt; 0; [.C141]-[.B14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1]-[.F141] &gt; 0; [.G141]-[.F141]; 0)" office:value-type="time" office:time-value="PT00H00M00S" calcext:value-type="time">
            <text:p>00:00</text:p>
          </table:table-cell>
          <table:table-cell table:formula="of:=[.D141]+[.H14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26" calcext:value-type="date">
            <text:p>05/26/22</text:p>
          </table:table-cell>
          <table:table-cell office:value-type="time" office:time-value="PT08H12M08.696S" calcext:value-type="time">
            <text:p>08:12 AM</text:p>
          </table:table-cell>
          <table:table-cell office:value-type="time" office:time-value="PT13H08M40.375S" calcext:value-type="time">
            <text:p>01:08 PM</text:p>
          </table:table-cell>
          <table:table-cell table:formula="of:=IF([.C142]-[.B142] &gt; 0; [.C142]-[.B142]; 0)" office:value-type="time" office:time-value="PT04H56M31.679S" calcext:value-type="time">
            <text:p>04:56</text:p>
          </table:table-cell>
          <table:table-cell table:style-name="ce3"/>
          <table:table-cell office:value-type="time" office:time-value="PT14H10M37.876S" calcext:value-type="time">
            <text:p>02:10 PM</text:p>
          </table:table-cell>
          <table:table-cell office:value-type="time" office:time-value="PT17H19M19.677S" calcext:value-type="time">
            <text:p>05:19 PM</text:p>
          </table:table-cell>
          <table:table-cell table:formula="of:=IF([.G142]-[.F142] &gt; 0; [.G142]-[.F142]; 0)" office:value-type="time" office:time-value="PT03H08M41.801S" calcext:value-type="time">
            <text:p>03:08</text:p>
          </table:table-cell>
          <table:table-cell table:formula="of:=[.D142]+[.H142]" office:value-type="time" office:time-value="PT08H05M13.48S" calcext:value-type="time">
            <text:p>08:05</text:p>
          </table:table-cell>
          <table:table-cell table:style-name="ce3"/>
          <table:table-cell office:value-type="string" calcext:value-type="string">
            <text:p>Wall texture variety, render depth fixes, interaction two-way togg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5-27" calcext:value-type="date">
            <text:p>05/27/22</text:p>
          </table:table-cell>
          <table:table-cell table:style-name="ce15" office:value-type="time" office:time-value="PT08H12M07.236S" calcext:value-type="time">
            <text:p>08:12 AM</text:p>
          </table:table-cell>
          <table:table-cell table:style-name="ce15" office:value-type="time" office:time-value="PT13H13M24.711S" calcext:value-type="time">
            <text:p>01:13 PM</text:p>
          </table:table-cell>
          <table:table-cell table:style-name="ce18" table:formula="of:=IF([.C143]-[.B143] &gt; 0; [.C143]-[.B143]; 0)" office:value-type="time" office:time-value="PT05H01M17.475S" calcext:value-type="time">
            <text:p>05:01</text:p>
          </table:table-cell>
          <table:table-cell table:style-name="ce24"/>
          <table:table-cell table:style-name="ce15" office:value-type="time" office:time-value="PT14H41M01.872S" calcext:value-type="time">
            <text:p>02:41 PM</text:p>
          </table:table-cell>
          <table:table-cell table:style-name="ce15" office:value-type="time" office:time-value="PT17H35M58.493S" calcext:value-type="time">
            <text:p>05:35 PM</text:p>
          </table:table-cell>
          <table:table-cell table:style-name="ce18" table:formula="of:=IF([.G143]-[.F143] &gt; 0; [.G143]-[.F143]; 0)" office:value-type="time" office:time-value="PT02H54M56.621S" calcext:value-type="time">
            <text:p>02:54</text:p>
          </table:table-cell>
          <table:table-cell table:style-name="ce18" table:formula="of:=[.D143]+[.H143]" office:value-type="time" office:time-value="PT07H56M14.096S" calcext:value-type="time">
            <text:p>07:56</text:p>
          </table:table-cell>
          <table:table-cell table:style-name="ce24"/>
          <table:table-cell table:style-name="ce30" office:value-type="string" calcext:value-type="string">
            <text:p>Dialogue replies, dialogue reply cleanup &amp; event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44]-[.B144] &gt; 0; [.C144]-[.B14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44]-[.F144] &gt; 0; [.G144]-[.F144]; 0)" office:value-type="time" office:time-value="PT00H00M00S" calcext:value-type="time">
            <text:p>00:00</text:p>
          </table:table-cell>
          <table:table-cell table:style-name="ce19" table:formula="of:=[.D144]+[.H14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39:.I144])" office:value-type="time" office:time-value="PT32H25M59.176S" calcext:value-type="time">
            <text:p>32:25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5/30/22 (Memorial Day)</text:p>
          </table:table-cell>
          <table:table-cell table:number-columns-repeated="2"/>
          <table:table-cell table:formula="of:=IF([.C145]-[.B145] &gt; 0; [.C145]-[.B14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45]-[.F145] &gt; 0; [.G145]-[.F145]; 0)" office:value-type="time" office:time-value="PT00H00M00S" calcext:value-type="time">
            <text:p>00:00</text:p>
          </table:table-cell>
          <table:table-cell table:formula="of:=[.D145]+[.H14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5-31" calcext:value-type="date">
            <text:p>05/31/22</text:p>
          </table:table-cell>
          <table:table-cell office:value-type="time" office:time-value="PT08H31M39.717S" calcext:value-type="time">
            <text:p>08:31 AM</text:p>
          </table:table-cell>
          <table:table-cell office:value-type="time" office:time-value="PT12H52M26.748S" calcext:value-type="time">
            <text:p>12:52 PM</text:p>
          </table:table-cell>
          <table:table-cell table:formula="of:=IF([.C146]-[.B146] &gt; 0; [.C146]-[.B146]; 0)" office:value-type="time" office:time-value="PT04H20M47.031S" calcext:value-type="time">
            <text:p>04:20</text:p>
          </table:table-cell>
          <table:table-cell table:style-name="ce3"/>
          <table:table-cell office:value-type="time" office:time-value="PT13H56M50.41S" calcext:value-type="time">
            <text:p>01:56 PM</text:p>
          </table:table-cell>
          <table:table-cell office:value-type="time" office:time-value="PT17H26M03.101S" calcext:value-type="time">
            <text:p>05:26 PM</text:p>
          </table:table-cell>
          <table:table-cell table:formula="of:=IF([.G146]-[.F146] &gt; 0; [.G146]-[.F146]; 0)" office:value-type="time" office:time-value="PT03H29M12.691S" calcext:value-type="time">
            <text:p>03:29</text:p>
          </table:table-cell>
          <table:table-cell table:formula="of:=[.D146]+[.H146]" office:value-type="time" office:time-value="PT07H49M59.722S" calcext:value-type="time">
            <text:p>07:49</text:p>
          </table:table-cell>
          <table:table-cell table:style-name="ce3"/>
          <table:table-cell office:value-type="string" calcext:value-type="string">
            <text:p>Dialogue replies/events cleanup, DialogueController simplifications, room contents overlap fix, conditional replies, enemy info dialogues</text:p>
          </table:table-cell>
          <table:table-cell table:number-columns-repeated="1013"/>
        </table:table-row>
        <table:table-row table:style-name="ro1">
          <table:table-cell office:value-type="date" office:date-value="2022-06-01" calcext:value-type="date">
            <text:p>06/01/22</text:p>
          </table:table-cell>
          <table:table-cell office:value-type="time" office:time-value="PT08H18M18.439S" calcext:value-type="time">
            <text:p>08:18 AM</text:p>
          </table:table-cell>
          <table:table-cell office:value-type="time" office:time-value="PT13H20M13.883S" calcext:value-type="time">
            <text:p>01:20 PM</text:p>
          </table:table-cell>
          <table:table-cell table:formula="of:=IF([.C147]-[.B147] &gt; 0; [.C147]-[.B147]; 0)" office:value-type="time" office:time-value="PT05H01M55.444S" calcext:value-type="time">
            <text:p>05:01</text:p>
          </table:table-cell>
          <table:table-cell table:style-name="ce3"/>
          <table:table-cell office:value-type="time" office:time-value="PT14H30M11.223S" calcext:value-type="time">
            <text:p>02:30 PM</text:p>
          </table:table-cell>
          <table:table-cell office:value-type="time" office:time-value="PT16H55M06S" calcext:value-type="time">
            <text:p>04:55 PM</text:p>
          </table:table-cell>
          <table:table-cell table:formula="of:=IF([.G147]-[.F147] &gt; 0; [.G147]-[.F147]; 0)" office:value-type="time" office:time-value="PT02H24M54.777S" calcext:value-type="time">
            <text:p>02:24</text:p>
          </table:table-cell>
          <table:table-cell table:formula="of:=[.D147]+[.H147]" office:value-type="time" office:time-value="PT07H26M50.221S" calcext:value-type="time">
            <text:p>07:26</text:p>
          </table:table-cell>
          <table:table-cell table:style-name="ce3"/>
          <table:table-cell office:value-type="string" calcext:value-type="string">
            <text:p>Dialogue looping, sprite organization, door entry animation, avatar entrance/exit animations</text:p>
          </table:table-cell>
          <table:table-cell table:number-columns-repeated="1013"/>
        </table:table-row>
        <table:table-row table:style-name="ro1">
          <table:table-cell office:value-type="date" office:date-value="2022-06-02" calcext:value-type="date">
            <text:p>06/02/22</text:p>
          </table:table-cell>
          <table:table-cell office:value-type="time" office:time-value="PT08H09M43.339S" calcext:value-type="time">
            <text:p>08:09 AM</text:p>
          </table:table-cell>
          <table:table-cell office:value-type="time" office:time-value="PT13H44M27.662S" calcext:value-type="time">
            <text:p>01:44 PM</text:p>
          </table:table-cell>
          <table:table-cell table:formula="of:=IF([.C148]-[.B148] &gt; 0; [.C148]-[.B148]; 0)" office:value-type="time" office:time-value="PT05H34M44.323S" calcext:value-type="time">
            <text:p>05:34</text:p>
          </table:table-cell>
          <table:table-cell table:style-name="ce3"/>
          <table:table-cell office:value-type="time" office:time-value="PT14H49M07.403S" calcext:value-type="time">
            <text:p>02:49 PM</text:p>
          </table:table-cell>
          <table:table-cell office:value-type="time" office:time-value="PT17H38M03.875S" calcext:value-type="time">
            <text:p>05:38 PM</text:p>
          </table:table-cell>
          <table:table-cell table:formula="of:=IF([.G148]-[.F148] &gt; 0; [.G148]-[.F148]; 0)" office:value-type="time" office:time-value="PT02H48M56.472S" calcext:value-type="time">
            <text:p>02:48</text:p>
          </table:table-cell>
          <table:table-cell table:formula="of:=[.D148]+[.H148]" office:value-type="time" office:time-value="PT08H23M40.795S" calcext:value-type="time">
            <text:p>08:23</text:p>
          </table:table-cell>
          <table:table-cell table:style-name="ce3"/>
          <table:table-cell office:value-type="string" calcext:value-type="string">
            <text:p>Zone further differentiation, combination lock sprites, statue puzzle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03" calcext:value-type="date">
            <text:p>06/03/22</text:p>
          </table:table-cell>
          <table:table-cell table:style-name="ce15" office:value-type="time" office:time-value="PT08H07M58.916S" calcext:value-type="time">
            <text:p>08:07 AM</text:p>
          </table:table-cell>
          <table:table-cell table:style-name="ce15" office:value-type="time" office:time-value="PT13H21M56.324S" calcext:value-type="time">
            <text:p>01:21 PM</text:p>
          </table:table-cell>
          <table:table-cell table:style-name="ce18" table:formula="of:=IF([.C149]-[.B149] &gt; 0; [.C149]-[.B149]; 0)" office:value-type="time" office:time-value="PT05H13M57.408S" calcext:value-type="time">
            <text:p>05:13</text:p>
          </table:table-cell>
          <table:table-cell table:style-name="ce24"/>
          <table:table-cell table:style-name="ce15" office:value-type="time" office:time-value="PT14H24M03.497S" calcext:value-type="time">
            <text:p>02:24 PM</text:p>
          </table:table-cell>
          <table:table-cell table:style-name="ce15" office:value-type="time" office:time-value="PT17H20M53.691S" calcext:value-type="time">
            <text:p>05:20 PM</text:p>
          </table:table-cell>
          <table:table-cell table:style-name="ce18" table:formula="of:=IF([.G149]-[.F149] &gt; 0; [.G149]-[.F149]; 0)" office:value-type="time" office:time-value="PT02H56M50.194S" calcext:value-type="time">
            <text:p>02:56</text:p>
          </table:table-cell>
          <table:table-cell table:style-name="ce18" table:formula="of:=[.D149]+[.H149]" office:value-type="time" office:time-value="PT08H10M47.602S" calcext:value-type="time">
            <text:p>08:10</text:p>
          </table:table-cell>
          <table:table-cell table:style-name="ce24"/>
          <table:table-cell table:style-name="ce30" office:value-type="string" calcext:value-type="string">
            <text:p>Toggle SFX, music additions, attachment alpha mirroring, pixel art investig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0]-[.B150] &gt; 0; [.C150]-[.B15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0]-[.F150] &gt; 0; [.G150]-[.F150]; 0)" office:value-type="time" office:time-value="PT00H00M00S" calcext:value-type="time">
            <text:p>00:00</text:p>
          </table:table-cell>
          <table:table-cell table:style-name="ce19" table:formula="of:=[.D150]+[.H15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45:.I150])" office:value-type="time" office:time-value="PT31H51M18.34S" calcext:value-type="time">
            <text:p>31:51</text:p>
          </table:table-cell>
          <table:table-cell table:number-columns-repeated="1012"/>
        </table:table-row>
        <table:table-row table:style-name="ro1">
          <table:table-cell office:value-type="date" office:date-value="2022-06-06" calcext:value-type="date">
            <text:p>06/06/22</text:p>
          </table:table-cell>
          <table:table-cell office:value-type="time" office:time-value="PT08H05M13.126S" calcext:value-type="time">
            <text:p>08:05 AM</text:p>
          </table:table-cell>
          <table:table-cell office:value-type="time" office:time-value="PT12H18M26.469S" calcext:value-type="time">
            <text:p>12:18 PM</text:p>
          </table:table-cell>
          <table:table-cell table:formula="of:=IF([.C151]-[.B151] &gt; 0; [.C151]-[.B151]; 0)" office:value-type="time" office:time-value="PT04H13M13.343S" calcext:value-type="time">
            <text:p>04:13</text:p>
          </table:table-cell>
          <table:table-cell table:style-name="ce3"/>
          <table:table-cell office:value-type="time" office:time-value="PT13H25M00.81S" calcext:value-type="time">
            <text:p>01:25 PM</text:p>
          </table:table-cell>
          <table:table-cell office:value-type="time" office:time-value="PT17H13M58.27S" calcext:value-type="time">
            <text:p>05:13 PM</text:p>
          </table:table-cell>
          <table:table-cell table:formula="of:=IF([.G151]-[.F151] &gt; 0; [.G151]-[.F151]; 0)" office:value-type="time" office:time-value="PT03H48M57.46S" calcext:value-type="time">
            <text:p>03:48</text:p>
          </table:table-cell>
          <table:table-cell table:formula="of:=[.D151]+[.H151]" office:value-type="time" office:time-value="PT08H02M10.803S" calcext:value-type="time">
            <text:p>08:02</text:p>
          </table:table-cell>
          <table:table-cell table:style-name="ce3"/>
          <table:table-cell office:value-type="string" calcext:value-type="string">
            <text:p>Load array fixes, lock combination multi-character options, combination flavor text, assert messages, room furniture fill percentage</text:p>
          </table:table-cell>
          <table:table-cell table:number-columns-repeated="1013"/>
        </table:table-row>
        <table:table-row table:style-name="ro1">
          <table:table-cell office:value-type="date" office:date-value="2022-06-07" calcext:value-type="date">
            <text:p>06/07/22</text:p>
          </table:table-cell>
          <table:table-cell office:value-type="time" office:time-value="PT08H09M53.079S" calcext:value-type="time">
            <text:p>08:09 AM</text:p>
          </table:table-cell>
          <table:table-cell office:value-type="time" office:time-value="PT12H21M40.042S" calcext:value-type="time">
            <text:p>12:21 PM</text:p>
          </table:table-cell>
          <table:table-cell table:formula="of:=IF([.C152]-[.B152] &gt; 0; [.C152]-[.B152]; 0)" office:value-type="time" office:time-value="PT04H11M46.963S" calcext:value-type="time">
            <text:p>04:11</text:p>
          </table:table-cell>
          <table:table-cell table:style-name="ce3"/>
          <table:table-cell office:value-type="time" office:time-value="PT13H25M12.718S" calcext:value-type="time">
            <text:p>01:25 PM</text:p>
          </table:table-cell>
          <table:table-cell office:value-type="time" office:time-value="PT17H19M51.822S" calcext:value-type="time">
            <text:p>05:19 PM</text:p>
          </table:table-cell>
          <table:table-cell table:formula="of:=IF([.G152]-[.F152] &gt; 0; [.G152]-[.F152]; 0)" office:value-type="time" office:time-value="PT03H54M39.104S" calcext:value-type="time">
            <text:p>03:54</text:p>
          </table:table-cell>
          <table:table-cell table:formula="of:=[.D152]+[.H152]" office:value-type="time" office:time-value="PT08H06M26.067S" calcext:value-type="time">
            <text:p>08:06</text:p>
          </table:table-cell>
          <table:table-cell table:style-name="ce3"/>
          <table:table-cell office:value-type="string" calcext:value-type="string">
            <text:p>Room fill/overlap improvements, tutorial re-entry, spawn/despawn animation fixes, beds, generic ladder/capacitor keys, aligned ladder bases</text:p>
          </table:table-cell>
          <table:table-cell table:number-columns-repeated="1013"/>
        </table:table-row>
        <table:table-row table:style-name="ro1">
          <table:table-cell office:value-type="date" office:date-value="2022-06-08" calcext:value-type="date">
            <text:p>06/08/22</text:p>
          </table:table-cell>
          <table:table-cell office:value-type="time" office:time-value="PT08H12M01.649S" calcext:value-type="time">
            <text:p>08:12 AM</text:p>
          </table:table-cell>
          <table:table-cell office:value-type="time" office:time-value="PT13H19M51.207S" calcext:value-type="time">
            <text:p>01:19 PM</text:p>
          </table:table-cell>
          <table:table-cell table:formula="of:=IF([.C153]-[.B153] &gt; 0; [.C153]-[.B153]; 0)" office:value-type="time" office:time-value="PT05H07M49.558S" calcext:value-type="time">
            <text:p>05:07</text:p>
          </table:table-cell>
          <table:table-cell table:style-name="ce3"/>
          <table:table-cell office:value-type="time" office:time-value="PT14H33M56.941S" calcext:value-type="time">
            <text:p>02:33 PM</text:p>
          </table:table-cell>
          <table:table-cell office:value-type="time" office:time-value="PT16H33M36.263S" calcext:value-type="time">
            <text:p>04:33 PM</text:p>
          </table:table-cell>
          <table:table-cell table:formula="of:=IF([.G153]-[.F153] &gt; 0; [.G153]-[.F153]; 0)" office:value-type="time" office:time-value="PT01H59M39.322S" calcext:value-type="time">
            <text:p>01:59</text:p>
          </table:table-cell>
          <table:table-cell table:formula="of:=[.D153]+[.H153]" office:value-type="time" office:time-value="PT07H07M28.88S" calcext:value-type="time">
            <text:p>07:07</text:p>
          </table:table-cell>
          <table:table-cell table:style-name="ce3"/>
          <table:table-cell office:value-type="string" calcext:value-type="string">
            <text:p>Generic keys / aligned locks fixes/cleanup, despawn effects for capacitors/bones, AI parabolic aim</text:p>
          </table:table-cell>
          <table:table-cell table:number-columns-repeated="1013"/>
        </table:table-row>
        <table:table-row table:style-name="ro1">
          <table:table-cell office:value-type="date" office:date-value="2022-06-09" calcext:value-type="date">
            <text:p>06/09/22</text:p>
          </table:table-cell>
          <table:table-cell office:value-type="time" office:time-value="PT07H59M52.442S" calcext:value-type="time">
            <text:p>07:59 AM</text:p>
          </table:table-cell>
          <table:table-cell office:value-type="time" office:time-value="PT11H58M31.649S" calcext:value-type="time">
            <text:p>11:58 AM</text:p>
          </table:table-cell>
          <table:table-cell table:formula="of:=IF([.C154]-[.B154] &gt; 0; [.C154]-[.B154]; 0)" office:value-type="time" office:time-value="PT03H58M39.207S" calcext:value-type="time">
            <text:p>03:58</text:p>
          </table:table-cell>
          <table:table-cell table:style-name="ce3"/>
          <table:table-cell office:value-type="time" office:time-value="PT13H05M05.623S" calcext:value-type="time">
            <text:p>01:05 PM</text:p>
          </table:table-cell>
          <table:table-cell office:value-type="time" office:time-value="PT17H37M06.698S" calcext:value-type="time">
            <text:p>05:37 PM</text:p>
          </table:table-cell>
          <table:table-cell table:formula="of:=IF([.G154]-[.F154] &gt; 0; [.G154]-[.F154]; 0)" office:value-type="time" office:time-value="PT04H32M01.075S" calcext:value-type="time">
            <text:p>04:32</text:p>
          </table:table-cell>
          <table:table-cell table:formula="of:=[.D154]+[.H154]" office:value-type="time" office:time-value="PT08H30M40.282S" calcext:value-type="time">
            <text:p>08:30</text:p>
          </table:table-cell>
          <table:table-cell table:style-name="ce3"/>
          <table:table-cell office:value-type="string" calcext:value-type="string">
            <text:p>AI parabolic aim cleanup, tutorial optional/advanced room, throwing through furniture/platforms, co-op join during game over prevention, debug reset fixes, spider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0" calcext:value-type="date">
            <text:p>06/10/22</text:p>
          </table:table-cell>
          <table:table-cell table:style-name="ce15" office:value-type="time" office:time-value="PT08H12M49.425S" calcext:value-type="time">
            <text:p>08:12 AM</text:p>
          </table:table-cell>
          <table:table-cell table:style-name="ce15" office:value-type="time" office:time-value="PT11H59M30.642S" calcext:value-type="time">
            <text:p>11:59 AM</text:p>
          </table:table-cell>
          <table:table-cell table:style-name="ce18" table:formula="of:=IF([.C155]-[.B155] &gt; 0; [.C155]-[.B155]; 0)" office:value-type="time" office:time-value="PT03H46M41.217S" calcext:value-type="time">
            <text:p>03:46</text:p>
          </table:table-cell>
          <table:table-cell table:style-name="ce24"/>
          <table:table-cell table:style-name="ce15" office:value-type="time" office:time-value="PT13H18M22.664S" calcext:value-type="time">
            <text:p>01:18 PM</text:p>
          </table:table-cell>
          <table:table-cell table:style-name="ce15" office:value-type="time" office:time-value="PT17H17M11.696S" calcext:value-type="time">
            <text:p>05:17 PM</text:p>
          </table:table-cell>
          <table:table-cell table:style-name="ce18" table:formula="of:=IF([.G155]-[.F155] &gt; 0; [.G155]-[.F155]; 0)" office:value-type="time" office:time-value="PT03H58M49.032S" calcext:value-type="time">
            <text:p>03:58</text:p>
          </table:table-cell>
          <table:table-cell table:style-name="ce18" table:formula="of:=[.D155]+[.H155]" office:value-type="time" office:time-value="PT07H45M30.249S" calcext:value-type="time">
            <text:p>07:45</text:p>
          </table:table-cell>
          <table:table-cell table:style-name="ce24"/>
          <table:table-cell table:style-name="ce30" office:value-type="string" calcext:value-type="string">
            <text:p>Spiders cleanup, loading screen &amp; load improvements, room edge shadow improvement, room type preconditions &amp; cellar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56]-[.B156] &gt; 0; [.C156]-[.B15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56]-[.F156] &gt; 0; [.G156]-[.F156]; 0)" office:value-type="time" office:time-value="PT00H00M00S" calcext:value-type="time">
            <text:p>00:00</text:p>
          </table:table-cell>
          <table:table-cell table:style-name="ce19" table:formula="of:=[.D156]+[.H15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1:.I156])" office:value-type="time" office:time-value="PT39H32M16.281S" calcext:value-type="time">
            <text:p>39:32</text:p>
          </table:table-cell>
          <table:table-cell table:number-columns-repeated="1012"/>
        </table:table-row>
        <table:table-row table:style-name="ro1">
          <table:table-cell office:value-type="date" office:date-value="2022-06-13" calcext:value-type="date">
            <text:p>06/13/22</text:p>
          </table:table-cell>
          <table:table-cell office:value-type="time" office:time-value="PT07H59M57.652S" calcext:value-type="time">
            <text:p>07:59 AM</text:p>
          </table:table-cell>
          <table:table-cell office:value-type="time" office:time-value="PT13H07M41.177S" calcext:value-type="time">
            <text:p>01:07 PM</text:p>
          </table:table-cell>
          <table:table-cell table:formula="of:=IF([.C157]-[.B157] &gt; 0; [.C157]-[.B157]; 0)" office:value-type="time" office:time-value="PT05H07M43.525S" calcext:value-type="time">
            <text:p>05:07</text:p>
          </table:table-cell>
          <table:table-cell table:style-name="ce3"/>
          <table:table-cell office:value-type="time" office:time-value="PT14H10M24.062S" calcext:value-type="time">
            <text:p>02:10 PM</text:p>
          </table:table-cell>
          <table:table-cell office:value-type="time" office:time-value="PT17H05M44.551S" calcext:value-type="time">
            <text:p>05:05 PM</text:p>
          </table:table-cell>
          <table:table-cell table:formula="of:=IF([.G157]-[.F157] &gt; 0; [.G157]-[.F157]; 0)" office:value-type="time" office:time-value="PT02H55M20.489S" calcext:value-type="time">
            <text:p>02:55</text:p>
          </table:table-cell>
          <table:table-cell table:formula="of:=[.D157]+[.H157]" office:value-type="time" office:time-value="PT08H03M04.014S" calcext:value-type="time">
            <text:p>08:03</text:p>
          </table:table-cell>
          <table:table-cell table:style-name="ce3"/>
          <table:table-cell office:value-type="string" calcext:value-type="string">
            <text:p>Precondition/cellar cleanup, bedroom dead-end preference, cellar vats, wine bottles &amp; racks</text:p>
          </table:table-cell>
          <table:table-cell table:number-columns-repeated="1013"/>
        </table:table-row>
        <table:table-row table:style-name="ro1">
          <table:table-cell office:value-type="date" office:date-value="2022-06-14" calcext:value-type="date">
            <text:p>06/14/22</text:p>
          </table:table-cell>
          <table:table-cell office:value-type="time" office:time-value="PT08H10M00S" calcext:value-type="time">
            <text:p>08:10 AM</text:p>
          </table:table-cell>
          <table:table-cell office:value-type="time" office:time-value="PT12H15M27.886S" calcext:value-type="time">
            <text:p>12:15 PM</text:p>
          </table:table-cell>
          <table:table-cell table:formula="of:=IF([.C158]-[.B158] &gt; 0; [.C158]-[.B158]; 0)" office:value-type="time" office:time-value="PT04H05M27.886S" calcext:value-type="time">
            <text:p>04:05</text:p>
          </table:table-cell>
          <table:table-cell table:style-name="ce3"/>
          <table:table-cell office:value-type="time" office:time-value="PT13H04M20.239S" calcext:value-type="time">
            <text:p>01:04 PM</text:p>
          </table:table-cell>
          <table:table-cell office:value-type="time" office:time-value="PT16H58M00.229S" calcext:value-type="time">
            <text:p>04:58 PM</text:p>
          </table:table-cell>
          <table:table-cell table:formula="of:=IF([.G158]-[.F158] &gt; 0; [.G158]-[.F158]; 0)" office:value-type="time" office:time-value="PT03H53M39.99S" calcext:value-type="time">
            <text:p>03:53</text:p>
          </table:table-cell>
          <table:table-cell table:formula="of:=[.D158]+[.H158]" office:value-type="time" office:time-value="PT07H59M07.876S" calcext:value-type="time">
            <text:p>07:59</text:p>
          </table:table-cell>
          <table:table-cell table:style-name="ce3"/>
          <table:table-cell office:value-type="string" calcext:value-type="string">
            <text:p>Glass SFX/VFX, cobwebs &amp; decoration spawn variety, color proportionality, mousetraps! tutorial additions &amp; custom fonts, lit tutorial text investigation</text:p>
          </table:table-cell>
          <table:table-cell table:number-columns-repeated="1013"/>
        </table:table-row>
        <table:table-row table:style-name="ro1">
          <table:table-cell office:value-type="date" office:date-value="2022-06-15" calcext:value-type="date">
            <text:p>06/15/22</text:p>
          </table:table-cell>
          <table:table-cell office:value-type="time" office:time-value="PT08H16M17.706S" calcext:value-type="time">
            <text:p>08:16 AM</text:p>
          </table:table-cell>
          <table:table-cell office:value-type="time" office:time-value="PT12H30M38.822S" calcext:value-type="time">
            <text:p>12:30 PM</text:p>
          </table:table-cell>
          <table:table-cell table:formula="of:=IF([.C159]-[.B159] &gt; 0; [.C159]-[.B159]; 0)" office:value-type="time" office:time-value="PT04H14M21.116S" calcext:value-type="time">
            <text:p>04:14</text:p>
          </table:table-cell>
          <table:table-cell table:style-name="ce3"/>
          <table:table-cell office:value-type="time" office:time-value="PT13H41M27.94S" calcext:value-type="time">
            <text:p>01:41 PM</text:p>
          </table:table-cell>
          <table:table-cell office:value-type="time" office:time-value="PT17H09M23.693S" calcext:value-type="time">
            <text:p>05:09 PM</text:p>
          </table:table-cell>
          <table:table-cell table:formula="of:=IF([.G159]-[.F159] &gt; 0; [.G159]-[.F159]; 0)" office:value-type="time" office:time-value="PT03H27M55.753S" calcext:value-type="time">
            <text:p>03:27</text:p>
          </table:table-cell>
          <table:table-cell table:formula="of:=[.D159]+[.H159]" office:value-type="time" office:time-value="PT07H42M16.869S" calcext:value-type="time">
            <text:p>07:42</text:p>
          </table:table-cell>
          <table:table-cell table:style-name="ce3"/>
          <table:table-cell office:value-type="string" calcext:value-type="string">
            <text:p>NPC merchant functionality, cellar rubbish, room decoration height fixes, documentation update, fireplaces</text:p>
          </table:table-cell>
          <table:table-cell table:number-columns-repeated="1013"/>
        </table:table-row>
        <table:table-row table:style-name="ro1">
          <table:table-cell office:value-type="date" office:date-value="2022-06-16" calcext:value-type="date">
            <text:p>06/16/22</text:p>
          </table:table-cell>
          <table:table-cell office:value-type="time" office:time-value="PT08H24M41.851S" calcext:value-type="time">
            <text:p>08:24 AM</text:p>
          </table:table-cell>
          <table:table-cell office:value-type="time" office:time-value="PT12H55M28.895S" calcext:value-type="time">
            <text:p>12:55 PM</text:p>
          </table:table-cell>
          <table:table-cell table:formula="of:=IF([.C160]-[.B160] &gt; 0; [.C160]-[.B160]; 0)" office:value-type="time" office:time-value="PT04H30M47.044S" calcext:value-type="time">
            <text:p>04:30</text:p>
          </table:table-cell>
          <table:table-cell table:style-name="ce3"/>
          <table:table-cell office:value-type="time" office:time-value="PT13H58M13.675S" calcext:value-type="time">
            <text:p>01:58 PM</text:p>
          </table:table-cell>
          <table:table-cell office:value-type="time" office:time-value="PT17H28M01.45S" calcext:value-type="time">
            <text:p>05:28 PM</text:p>
          </table:table-cell>
          <table:table-cell table:formula="of:=IF([.G160]-[.F160] &gt; 0; [.G160]-[.F160]; 0)" office:value-type="time" office:time-value="PT03H29M47.775S" calcext:value-type="time">
            <text:p>03:29</text:p>
          </table:table-cell>
          <table:table-cell table:formula="of:=[.D160]+[.H160]" office:value-type="time" office:time-value="PT08H00M34.819S" calcext:value-type="time">
            <text:p>08:00</text:p>
          </table:table-cell>
          <table:table-cell table:style-name="ce3"/>
          <table:table-cell office:value-type="string" calcext:value-type="string">
            <text:p>Fireplace normals &amp; cleanup, flashlight &amp; item damage fixes, normal map normalization script, dynamic torches, fireplace puzzle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6-17" calcext:value-type="date">
            <text:p>06/17/22</text:p>
          </table:table-cell>
          <table:table-cell table:style-name="ce15" office:value-type="time" office:time-value="PT07H58M06.729S" calcext:value-type="time">
            <text:p>07:58 AM</text:p>
          </table:table-cell>
          <table:table-cell table:style-name="ce15" office:value-type="time" office:time-value="PT13H19M57.347S" calcext:value-type="time">
            <text:p>01:19 PM</text:p>
          </table:table-cell>
          <table:table-cell table:style-name="ce18" table:formula="of:=IF([.C161]-[.B161] &gt; 0; [.C161]-[.B161]; 0)" office:value-type="time" office:time-value="PT05H21M50.618S" calcext:value-type="time">
            <text:p>05:21</text:p>
          </table:table-cell>
          <table:table-cell table:style-name="ce24"/>
          <table:table-cell table:style-name="ce15" office:value-type="time" office:time-value="PT14H20M26.231S" calcext:value-type="time">
            <text:p>02:20 PM</text:p>
          </table:table-cell>
          <table:table-cell table:style-name="ce15" office:value-type="time" office:time-value="PT17H25M34.484S" calcext:value-type="time">
            <text:p>05:25 PM</text:p>
          </table:table-cell>
          <table:table-cell table:style-name="ce18" table:formula="of:=IF([.G161]-[.F161] &gt; 0; [.G161]-[.F161]; 0)" office:value-type="time" office:time-value="PT03H05M08.253S" calcext:value-type="time">
            <text:p>03:05</text:p>
          </table:table-cell>
          <table:table-cell table:style-name="ce18" table:formula="of:=[.D161]+[.H161]" office:value-type="time" office:time-value="PT08H26M58.871S" calcext:value-type="time">
            <text:p>08:26</text:p>
          </table:table-cell>
          <table:table-cell table:style-name="ce24"/>
          <table:table-cell table:style-name="ce30" office:value-type="string" calcext:value-type="string">
            <text:p>Fireplace puzzle cleanup, heal/ignite delays, VFX visibility fixes, room contents overlap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2]-[.B162] &gt; 0; [.C162]-[.B16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2]-[.F162] &gt; 0; [.G162]-[.F162]; 0)" office:value-type="time" office:time-value="PT00H00M00S" calcext:value-type="time">
            <text:p>00:00</text:p>
          </table:table-cell>
          <table:table-cell table:style-name="ce19" table:formula="of:=[.D162]+[.H16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57:.I162])" office:value-type="time" office:time-value="PT40H12M02.449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6/20/22 (Juneteenth)</text:p>
          </table:table-cell>
          <table:table-cell table:number-columns-repeated="2"/>
          <table:table-cell table:formula="of:=IF([.C163]-[.B163] &gt; 0; [.C163]-[.B16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63]-[.F163] &gt; 0; [.G163]-[.F163]; 0)" office:value-type="time" office:time-value="PT00H00M00S" calcext:value-type="time">
            <text:p>00:00</text:p>
          </table:table-cell>
          <table:table-cell table:formula="of:=[.D163]+[.H16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21" calcext:value-type="date">
            <text:p>06/21/22</text:p>
          </table:table-cell>
          <table:table-cell office:value-type="time" office:time-value="PT08H10M28.765S" calcext:value-type="time">
            <text:p>08:10 AM</text:p>
          </table:table-cell>
          <table:table-cell office:value-type="time" office:time-value="PT13H32M50.631S" calcext:value-type="time">
            <text:p>01:32 PM</text:p>
          </table:table-cell>
          <table:table-cell table:formula="of:=IF([.C164]-[.B164] &gt; 0; [.C164]-[.B164]; 0)" office:value-type="time" office:time-value="PT05H22M21.866S" calcext:value-type="time">
            <text:p>05:22</text:p>
          </table:table-cell>
          <table:table-cell table:style-name="ce3"/>
          <table:table-cell office:value-type="time" office:time-value="PT14H33M52.587S" calcext:value-type="time">
            <text:p>02:33 PM</text:p>
          </table:table-cell>
          <table:table-cell office:value-type="time" office:time-value="PT17H42M49S" calcext:value-type="time">
            <text:p>05:42 PM</text:p>
          </table:table-cell>
          <table:table-cell table:formula="of:=IF([.G164]-[.F164] &gt; 0; [.G164]-[.F164]; 0)" office:value-type="time" office:time-value="PT03H08M56.413S" calcext:value-type="time">
            <text:p>03:08</text:p>
          </table:table-cell>
          <table:table-cell table:formula="of:=[.D164]+[.H164]" office:value-type="time" office:time-value="PT08H31M18.279S" calcext:value-type="time">
            <text:p>08:31</text:p>
          </table:table-cell>
          <table:table-cell table:style-name="ce3"/>
          <table:table-cell office:value-type="string" calcext:value-type="string">
            <text:p>Room contents overlap fixes cleanup, heal delay / save fixes, lock/key placement improvement, NPC dialogue gating</text:p>
          </table:table-cell>
          <table:table-cell table:number-columns-repeated="1013"/>
        </table:table-row>
        <table:table-row table:style-name="ro1">
          <table:table-cell office:value-type="date" office:date-value="2022-06-22" calcext:value-type="date">
            <text:p>06/22/22</text:p>
          </table:table-cell>
          <table:table-cell office:value-type="time" office:time-value="PT08H29M57.688S" calcext:value-type="time">
            <text:p>08:29 AM</text:p>
          </table:table-cell>
          <table:table-cell office:value-type="time" office:time-value="PT12H20M22.442S" calcext:value-type="time">
            <text:p>12:20 PM</text:p>
          </table:table-cell>
          <table:table-cell table:formula="of:=IF([.C165]-[.B165] &gt; 0; [.C165]-[.B165]; 0)" office:value-type="time" office:time-value="PT03H50M24.754S" calcext:value-type="time">
            <text:p>03:50</text:p>
          </table:table-cell>
          <table:table-cell table:style-name="ce3"/>
          <table:table-cell office:value-type="time" office:time-value="PT13H41M41.891S" calcext:value-type="time">
            <text:p>01:41 PM</text:p>
          </table:table-cell>
          <table:table-cell office:value-type="time" office:time-value="PT17H27M42.122S" calcext:value-type="time">
            <text:p>05:27 PM</text:p>
          </table:table-cell>
          <table:table-cell table:formula="of:=IF([.G165]-[.F165] &gt; 0; [.G165]-[.F165]; 0)" office:value-type="time" office:time-value="PT03H46M00.231S" calcext:value-type="time">
            <text:p>03:46</text:p>
          </table:table-cell>
          <table:table-cell table:formula="of:=[.D165]+[.H165]" office:value-type="time" office:time-value="PT07H36M24.985S" calcext:value-type="time">
            <text:p>07:36</text:p>
          </table:table-cell>
          <table:table-cell table:style-name="ce3"/>
          <table:table-cell office:value-type="string" calcext:value-type="string">
            <text:p>Material costs! NPC dialogue state save/load, NPC dialogue find/replace expressions</text:p>
          </table:table-cell>
          <table:table-cell table:number-columns-repeated="1013"/>
        </table:table-row>
        <table:table-row table:style-name="ro1">
          <table:table-cell office:value-type="date" office:date-value="2022-06-23" calcext:value-type="date">
            <text:p>06/23/22</text:p>
          </table:table-cell>
          <table:table-cell office:value-type="time" office:time-value="PT08H17M55.093S" calcext:value-type="time">
            <text:p>08:17 AM</text:p>
          </table:table-cell>
          <table:table-cell office:value-type="time" office:time-value="PT11H17M36.3S" calcext:value-type="time">
            <text:p>11:17 AM</text:p>
          </table:table-cell>
          <table:table-cell table:formula="of:=IF([.C166]-[.B166] &gt; 0; [.C166]-[.B166]; 0)" office:value-type="time" office:time-value="PT02H59M41.207S" calcext:value-type="time">
            <text:p>02:59</text:p>
          </table:table-cell>
          <table:table-cell table:style-name="ce3"/>
          <table:table-cell office:value-type="time" office:time-value="PT12H20M00S" calcext:value-type="time">
            <text:p>12:20 PM</text:p>
          </table:table-cell>
          <table:table-cell office:value-type="time" office:time-value="PT17H22M41.024S" calcext:value-type="time">
            <text:p>05:22 PM</text:p>
          </table:table-cell>
          <table:table-cell table:formula="of:=IF([.G166]-[.F166] &gt; 0; [.G166]-[.F166]; 0)" office:value-type="time" office:time-value="PT05H02M41.024S" calcext:value-type="time">
            <text:p>05:02</text:p>
          </table:table-cell>
          <table:table-cell table:formula="of:=[.D166]+[.H166]" office:value-type="time" office:time-value="PT08H02M22.231S" calcext:value-type="time">
            <text:p>08:02</text:p>
          </table:table-cell>
          <table:table-cell table:style-name="ce3"/>
          <table:table-cell office:value-type="string" calcext:value-type="string">
            <text:p>NPC dialogue assert fix &amp; auto spacing/capitalization &amp; expanded keys, clock puzzles, key color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6/24/22 (Nativity of St. John)</text:p>
          </table:table-cell>
          <table:table-cell table:style-name="ce15" table:number-columns-repeated="2"/>
          <table:table-cell table:style-name="ce18" table:formula="of:=IF([.C167]-[.B167] &gt; 0; [.C167]-[.B16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67]-[.F167] &gt; 0; [.G167]-[.F167]; 0)" office:value-type="time" office:time-value="PT00H00M00S" calcext:value-type="time">
            <text:p>00:00</text:p>
          </table:table-cell>
          <table:table-cell table:style-name="ce18" table:formula="of:=[.D167]+[.H16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68]-[.B168] &gt; 0; [.C168]-[.B16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68]-[.F168] &gt; 0; [.G168]-[.F168]; 0)" office:value-type="time" office:time-value="PT00H00M00S" calcext:value-type="time">
            <text:p>00:00</text:p>
          </table:table-cell>
          <table:table-cell table:style-name="ce19" table:formula="of:=[.D168]+[.H16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3:.I168])" office:value-type="time" office:time-value="PT24H10M05.495S" calcext:value-type="time">
            <text:p>24:10</text:p>
          </table:table-cell>
          <table:table-cell table:number-columns-repeated="1012"/>
        </table:table-row>
        <table:table-row table:style-name="ro1">
          <table:table-cell office:value-type="date" office:date-value="2022-06-27" calcext:value-type="date">
            <text:p>06/27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06M00.97S" calcext:value-type="time">
            <text:p>12:06 PM</text:p>
          </table:table-cell>
          <table:table-cell table:formula="of:=IF([.C169]-[.B169] &gt; 0; [.C169]-[.B169]; 0)" office:value-type="time" office:time-value="PT03H46M00.97S" calcext:value-type="time">
            <text:p>03:46</text:p>
          </table:table-cell>
          <table:table-cell table:style-name="ce3"/>
          <table:table-cell office:value-type="time" office:time-value="PT13H21M03.161S" calcext:value-type="time">
            <text:p>01:21 PM</text:p>
          </table:table-cell>
          <table:table-cell office:value-type="time" office:time-value="PT17H54M09.703S" calcext:value-type="time">
            <text:p>05:54 PM</text:p>
          </table:table-cell>
          <table:table-cell table:formula="of:=IF([.G169]-[.F169] &gt; 0; [.G169]-[.F169]; 0)" office:value-type="time" office:time-value="PT04H33M06.542S" calcext:value-type="time">
            <text:p>04:33</text:p>
          </table:table-cell>
          <table:table-cell table:formula="of:=[.D169]+[.H169]" office:value-type="time" office:time-value="PT08H19M07.512S" calcext:value-type="time">
            <text:p>08:19</text:p>
          </table:table-cell>
          <table:table-cell table:style-name="ce3"/>
          <table:table-cell office:value-type="string" calcext:value-type="string">
            <text:p>Simon Says puzzle fixes, item trail improvements, room/dialogue precondition value passing, layout reset nodes</text:p>
          </table:table-cell>
          <table:table-cell table:number-columns-repeated="1013"/>
        </table:table-row>
        <table:table-row table:style-name="ro1">
          <table:table-cell office:value-type="date" office:date-value="2022-06-28" calcext:value-type="date">
            <text:p>06/28/22</text:p>
          </table:table-cell>
          <table:table-cell office:value-type="time" office:time-value="PT08H17M00S" calcext:value-type="time">
            <text:p>08:17 AM</text:p>
          </table:table-cell>
          <table:table-cell office:value-type="time" office:time-value="PT13H41M20.094S" calcext:value-type="time">
            <text:p>01:41 PM</text:p>
          </table:table-cell>
          <table:table-cell table:formula="of:=IF([.C170]-[.B170] &gt; 0; [.C170]-[.B170]; 0)" office:value-type="time" office:time-value="PT05H24M20.094S" calcext:value-type="time">
            <text:p>05:24</text:p>
          </table:table-cell>
          <table:table-cell table:style-name="ce3"/>
          <table:table-cell office:value-type="time" office:time-value="PT14H46M58.466S" calcext:value-type="time">
            <text:p>02:46 PM</text:p>
          </table:table-cell>
          <table:table-cell office:value-type="time" office:time-value="PT17H24M51.502S" calcext:value-type="time">
            <text:p>05:24 PM</text:p>
          </table:table-cell>
          <table:table-cell table:formula="of:=IF([.G170]-[.F170] &gt; 0; [.G170]-[.F170]; 0)" office:value-type="time" office:time-value="PT02H37M53.036S" calcext:value-type="time">
            <text:p>02:37</text:p>
          </table:table-cell>
          <table:table-cell table:formula="of:=[.D170]+[.H170]" office:value-type="time" office:time-value="PT08H02M13.13S" calcext:value-type="time">
            <text:p>08:02</text:p>
          </table:table-cell>
          <table:table-cell table:style-name="ce3"/>
          <table:table-cell office:value-type="string" calcext:value-type="string">
            <text:p>Computer de-dust, layout root-coupling nodes cleanup, debug enemy wave pause/reset, layout generation reliability improvement, Entryway lookout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6/29/22 (Sts. Peter &amp; Paul)</text:p>
          </table:table-cell>
          <table:table-cell table:number-columns-repeated="2"/>
          <table:table-cell table:formula="of:=IF([.C171]-[.B171] &gt; 0; [.C171]-[.B17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1]-[.F171] &gt; 0; [.G171]-[.F171]; 0)" office:value-type="time" office:time-value="PT00H00M00S" calcext:value-type="time">
            <text:p>00:00</text:p>
          </table:table-cell>
          <table:table-cell table:formula="of:=[.D171]+[.H17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6-30" calcext:value-type="date">
            <text:p>06/30/22</text:p>
          </table:table-cell>
          <table:table-cell office:value-type="time" office:time-value="PT08H21M36.992S" calcext:value-type="time">
            <text:p>08:21 AM</text:p>
          </table:table-cell>
          <table:table-cell office:value-type="time" office:time-value="PT13H08M08.054S" calcext:value-type="time">
            <text:p>01:08 PM</text:p>
          </table:table-cell>
          <table:table-cell table:formula="of:=IF([.C172]-[.B172] &gt; 0; [.C172]-[.B172]; 0)" office:value-type="time" office:time-value="PT04H46M31.062S" calcext:value-type="time">
            <text:p>04:46</text:p>
          </table:table-cell>
          <table:table-cell table:style-name="ce3"/>
          <table:table-cell office:value-type="time" office:time-value="PT14H16M29.644S" calcext:value-type="time">
            <text:p>02:16 PM</text:p>
          </table:table-cell>
          <table:table-cell office:value-type="time" office:time-value="PT17H17M35.246S" calcext:value-type="time">
            <text:p>05:17 PM</text:p>
          </table:table-cell>
          <table:table-cell table:formula="of:=IF([.G172]-[.F172] &gt; 0; [.G172]-[.F172]; 0)" office:value-type="time" office:time-value="PT03H01M05.602S" calcext:value-type="time">
            <text:p>03:01</text:p>
          </table:table-cell>
          <table:table-cell table:formula="of:=[.D172]+[.H172]" office:value-type="time" office:time-value="PT07H47M36.664S" calcext:value-type="time">
            <text:p>07:47</text:p>
          </table:table-cell>
          <table:table-cell table:style-name="ce3"/>
          <table:table-cell office:value-type="string" calcext:value-type="string">
            <text:p>Layout generation cleanup, layout manual area division &amp; simplifications, camera grab consistency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01" calcext:value-type="date">
            <text:p>07/01/22</text:p>
          </table:table-cell>
          <table:table-cell table:style-name="ce15" office:value-type="time" office:time-value="PT08H14M03.206S" calcext:value-type="time">
            <text:p>08:14 AM</text:p>
          </table:table-cell>
          <table:table-cell table:style-name="ce15" office:value-type="time" office:time-value="PT13H09M35.631S" calcext:value-type="time">
            <text:p>01:09 PM</text:p>
          </table:table-cell>
          <table:table-cell table:style-name="ce18" table:formula="of:=IF([.C173]-[.B173] &gt; 0; [.C173]-[.B173]; 0)" office:value-type="time" office:time-value="PT04H55M32.425S" calcext:value-type="time">
            <text:p>04:55</text:p>
          </table:table-cell>
          <table:table-cell table:style-name="ce24"/>
          <table:table-cell table:style-name="ce15" office:value-type="time" office:time-value="PT14H15M03.837S" calcext:value-type="time">
            <text:p>02:15 PM</text:p>
          </table:table-cell>
          <table:table-cell table:style-name="ce15" office:value-type="time" office:time-value="PT17H11M29.06S" calcext:value-type="time">
            <text:p>05:11 PM</text:p>
          </table:table-cell>
          <table:table-cell table:style-name="ce18" table:formula="of:=IF([.G173]-[.F173] &gt; 0; [.G173]-[.F173]; 0)" office:value-type="time" office:time-value="PT02H56M25.223S" calcext:value-type="time">
            <text:p>02:56</text:p>
          </table:table-cell>
          <table:table-cell table:style-name="ce18" table:formula="of:=[.D173]+[.H173]" office:value-type="time" office:time-value="PT07H51M57.648S" calcext:value-type="time">
            <text:p>07:51</text:p>
          </table:table-cell>
          <table:table-cell table:style-name="ce24"/>
          <table:table-cell table:style-name="ce30" office:value-type="string" calcext:value-type="string">
            <text:p>Layout area &amp; camera grab cleanup, pathfinding debug &amp; A*! Array.Exists() to Any(), pathfinding fixe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74]-[.B174] &gt; 0; [.C174]-[.B17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74]-[.F174] &gt; 0; [.G174]-[.F174]; 0)" office:value-type="time" office:time-value="PT00H00M00S" calcext:value-type="time">
            <text:p>00:00</text:p>
          </table:table-cell>
          <table:table-cell table:style-name="ce19" table:formula="of:=[.D174]+[.H17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69:.I174])" office:value-type="time" office:time-value="PT32H00M54.954S" calcext:value-type="time">
            <text:p>32:00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4/22 (Independence Day)</text:p>
          </table:table-cell>
          <table:table-cell table:number-columns-repeated="2"/>
          <table:table-cell table:formula="of:=IF([.C175]-[.B175] &gt; 0; [.C175]-[.B17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75]-[.F175] &gt; 0; [.G175]-[.F175]; 0)" office:value-type="time" office:time-value="PT00H00M00S" calcext:value-type="time">
            <text:p>00:00</text:p>
          </table:table-cell>
          <table:table-cell table:formula="of:=[.D175]+[.H17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05" calcext:value-type="date">
            <text:p>07/05/22</text:p>
          </table:table-cell>
          <table:table-cell office:value-type="time" office:time-value="PT08H13M35.061S" calcext:value-type="time">
            <text:p>08:13 AM</text:p>
          </table:table-cell>
          <table:table-cell office:value-type="time" office:time-value="PT12H07M25.217S" calcext:value-type="time">
            <text:p>12:07 PM</text:p>
          </table:table-cell>
          <table:table-cell table:formula="of:=IF([.C176]-[.B176] &gt; 0; [.C176]-[.B176]; 0)" office:value-type="time" office:time-value="PT03H53M50.156S" calcext:value-type="time">
            <text:p>03:53</text:p>
          </table:table-cell>
          <table:table-cell table:style-name="ce3"/>
          <table:table-cell office:value-type="time" office:time-value="PT13H13M42.933S" calcext:value-type="time">
            <text:p>01:13 PM</text:p>
          </table:table-cell>
          <table:table-cell office:value-type="time" office:time-value="PT17H18M51.025S" calcext:value-type="time">
            <text:p>05:18 PM</text:p>
          </table:table-cell>
          <table:table-cell table:formula="of:=IF([.G176]-[.F176] &gt; 0; [.G176]-[.F176]; 0)" office:value-type="time" office:time-value="PT04H05M08.092S" calcext:value-type="time">
            <text:p>04:05</text:p>
          </table:table-cell>
          <table:table-cell table:formula="of:=[.D176]+[.H176]" office:value-type="time" office:time-value="PT07H58M58.248S" calcext:value-type="time">
            <text:p>07:58</text:p>
          </table:table-cell>
          <table:table-cell table:style-name="ce3"/>
          <table:table-cell office:value-type="string" calcext:value-type="string">
            <text:p>Pathfind multi-connection handling, room DoorwayInfo functions, room pathfind consolidation, room-from-position improvements, torch generic key fix &amp; VFX iteration, Entryway lock progression</text:p>
          </table:table-cell>
          <table:table-cell table:number-columns-repeated="1013"/>
        </table:table-row>
        <table:table-row table:style-name="ro1">
          <table:table-cell office:value-type="date" office:date-value="2022-07-06" calcext:value-type="date">
            <text:p>07/06/22</text:p>
          </table:table-cell>
          <table:table-cell office:value-type="time" office:time-value="PT08H08M23.806S" calcext:value-type="time">
            <text:p>08:08 AM</text:p>
          </table:table-cell>
          <table:table-cell office:value-type="time" office:time-value="PT12H19M54.979S" calcext:value-type="time">
            <text:p>12:19 PM</text:p>
          </table:table-cell>
          <table:table-cell table:formula="of:=IF([.C177]-[.B177] &gt; 0; [.C177]-[.B177]; 0)" office:value-type="time" office:time-value="PT04H11M31.173S" calcext:value-type="time">
            <text:p>04:11</text:p>
          </table:table-cell>
          <table:table-cell table:style-name="ce3"/>
          <table:table-cell office:value-type="time" office:time-value="PT13H29M14.202S" calcext:value-type="time">
            <text:p>01:29 PM</text:p>
          </table:table-cell>
          <table:table-cell office:value-type="time" office:time-value="PT16H58M48.92S" calcext:value-type="time">
            <text:p>04:58 PM</text:p>
          </table:table-cell>
          <table:table-cell table:formula="of:=IF([.G177]-[.F177] &gt; 0; [.G177]-[.F177]; 0)" office:value-type="time" office:time-value="PT03H29M34.718S" calcext:value-type="time">
            <text:p>03:29</text:p>
          </table:table-cell>
          <table:table-cell table:formula="of:=[.D177]+[.H177]" office:value-type="time" office:time-value="PT07H41M05.891S" calcext:value-type="time">
            <text:p>07:41</text:p>
          </table:table-cell>
          <table:table-cell table:style-name="ce3"/>
          <table:table-cell office:value-type="string" calcext:value-type="string">
            <text:p>Entryway lock progression cleanup, layout one-way loop logic, item physics optimization / pass-through improvement, tutorial for pass-through</text:p>
          </table:table-cell>
          <table:table-cell table:number-columns-repeated="1013"/>
        </table:table-row>
        <table:table-row table:style-name="ro1">
          <table:table-cell office:value-type="date" office:date-value="2022-07-07" calcext:value-type="date">
            <text:p>07/07/22</text:p>
          </table:table-cell>
          <table:table-cell office:value-type="time" office:time-value="PT08H06M40.617S" calcext:value-type="time">
            <text:p>08:06 AM</text:p>
          </table:table-cell>
          <table:table-cell office:value-type="time" office:time-value="PT12H16M42.535S" calcext:value-type="time">
            <text:p>12:16 PM</text:p>
          </table:table-cell>
          <table:table-cell table:formula="of:=IF([.C178]-[.B178] &gt; 0; [.C178]-[.B178]; 0)" office:value-type="time" office:time-value="PT04H10M01.918S" calcext:value-type="time">
            <text:p>04:10</text:p>
          </table:table-cell>
          <table:table-cell table:style-name="ce3"/>
          <table:table-cell office:value-type="time" office:time-value="PT13H19M07.655S" calcext:value-type="time">
            <text:p>01:19 PM</text:p>
          </table:table-cell>
          <table:table-cell office:value-type="time" office:time-value="PT17H03M50.412S" calcext:value-type="time">
            <text:p>05:03 PM</text:p>
          </table:table-cell>
          <table:table-cell table:formula="of:=IF([.G178]-[.F178] &gt; 0; [.G178]-[.F178]; 0)" office:value-type="time" office:time-value="PT03H44M42.757S" calcext:value-type="time">
            <text:p>03:44</text:p>
          </table:table-cell>
          <table:table-cell table:formula="of:=[.D178]+[.H178]" office:value-type="time" office:time-value="PT07H54M44.675S" calcext:value-type="time">
            <text:p>07:54</text:p>
          </table:table-cell>
          <table:table-cell table:style-name="ce3"/>
          <table:table-cell office:value-type="string" calcext:value-type="string">
            <text:p>Pixel-perfect investigation, layout generation seeds, tutorial for advanced look, menu button style update, playtest, backup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7/8/22 (M wedding travel)</text:p>
          </table:table-cell>
          <table:table-cell table:style-name="ce15" table:number-columns-repeated="2"/>
          <table:table-cell table:style-name="ce18" table:formula="of:=IF([.C179]-[.B179] &gt; 0; [.C179]-[.B17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79]-[.F179] &gt; 0; [.G179]-[.F179]; 0)" office:value-type="time" office:time-value="PT00H00M00S" calcext:value-type="time">
            <text:p>00:00</text:p>
          </table:table-cell>
          <table:table-cell table:style-name="ce18" table:formula="of:=[.D179]+[.H17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0]-[.B180] &gt; 0; [.C180]-[.B18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0]-[.F180] &gt; 0; [.G180]-[.F180]; 0)" office:value-type="time" office:time-value="PT00H00M00S" calcext:value-type="time">
            <text:p>00:00</text:p>
          </table:table-cell>
          <table:table-cell table:style-name="ce19" table:formula="of:=[.D180]+[.H18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75:.I180])" office:value-type="time" office:time-value="PT23H34M48.814S" calcext:value-type="time">
            <text:p>23:34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7/11/22 (M wedding travel)</text:p>
          </table:table-cell>
          <table:table-cell table:number-columns-repeated="2"/>
          <table:table-cell table:formula="of:=IF([.C181]-[.B181] &gt; 0; [.C181]-[.B18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1]-[.F181] &gt; 0; [.G181]-[.F181]; 0)" office:value-type="time" office:time-value="PT00H00M00S" calcext:value-type="time">
            <text:p>00:00</text:p>
          </table:table-cell>
          <table:table-cell table:formula="of:=[.D181]+[.H18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string" calcext:value-type="string">
            <text:p>7/12/22 (M wedding travel)</text:p>
          </table:table-cell>
          <table:table-cell table:number-columns-repeated="2"/>
          <table:table-cell table:formula="of:=IF([.C182]-[.B182] &gt; 0; [.C182]-[.B1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82]-[.F182] &gt; 0; [.G182]-[.F182]; 0)" office:value-type="time" office:time-value="PT00H00M00S" calcext:value-type="time">
            <text:p>00:00</text:p>
          </table:table-cell>
          <table:table-cell table:formula="of:=[.D182]+[.H1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7-13" calcext:value-type="date">
            <text:p>07/13/22</text:p>
          </table:table-cell>
          <table:table-cell office:value-type="time" office:time-value="PT08H18M16.901S" calcext:value-type="time">
            <text:p>08:18 AM</text:p>
          </table:table-cell>
          <table:table-cell office:value-type="time" office:time-value="PT12H16M32.991S" calcext:value-type="time">
            <text:p>12:16 PM</text:p>
          </table:table-cell>
          <table:table-cell table:formula="of:=IF([.C183]-[.B183] &gt; 0; [.C183]-[.B183]; 0)" office:value-type="time" office:time-value="PT03H58M16.09S" calcext:value-type="time">
            <text:p>03:58</text:p>
          </table:table-cell>
          <table:table-cell table:style-name="ce3"/>
          <table:table-cell office:value-type="time" office:time-value="PT13H19M34.304S" calcext:value-type="time">
            <text:p>01:19 PM</text:p>
          </table:table-cell>
          <table:table-cell office:value-type="time" office:time-value="PT16H59M15.021S" calcext:value-type="time">
            <text:p>04:59 PM</text:p>
          </table:table-cell>
          <table:table-cell table:formula="of:=IF([.G183]-[.F183] &gt; 0; [.G183]-[.F183]; 0)" office:value-type="time" office:time-value="PT03H39M40.717S" calcext:value-type="time">
            <text:p>03:39</text:p>
          </table:table-cell>
          <table:table-cell table:formula="of:=[.D183]+[.H183]" office:value-type="time" office:time-value="PT07H37M56.807S" calcext:value-type="time">
            <text:p>07:37</text:p>
          </table:table-cell>
          <table:table-cell table:style-name="ce3"/>
          <table:table-cell office:value-type="string" calcext:value-type="string">
            <text:p>Audio file organization, music volume normalization, render bloom &amp; emission, interact multi-level prioritization &amp; puzzle placement improvement, avatar slide-walk prevention, aim jiggle reduction</text:p>
          </table:table-cell>
          <table:table-cell table:number-columns-repeated="1013"/>
        </table:table-row>
        <table:table-row table:style-name="ro1">
          <table:table-cell office:value-type="date" office:date-value="2022-07-14" calcext:value-type="date">
            <text:p>07/14/22</text:p>
          </table:table-cell>
          <table:table-cell office:value-type="time" office:time-value="PT08H20M00S" calcext:value-type="time">
            <text:p>08:20 AM</text:p>
          </table:table-cell>
          <table:table-cell office:value-type="time" office:time-value="PT12H19M47.372S" calcext:value-type="time">
            <text:p>12:19 PM</text:p>
          </table:table-cell>
          <table:table-cell table:formula="of:=IF([.C184]-[.B184] &gt; 0; [.C184]-[.B184]; 0)" office:value-type="time" office:time-value="PT03H59M47.372S" calcext:value-type="time">
            <text:p>03:59</text:p>
          </table:table-cell>
          <table:table-cell table:style-name="ce3"/>
          <table:table-cell office:value-type="time" office:time-value="PT13H20M18.722S" calcext:value-type="time">
            <text:p>01:20 PM</text:p>
          </table:table-cell>
          <table:table-cell office:value-type="time" office:time-value="PT17H22M28.649S" calcext:value-type="time">
            <text:p>05:22 PM</text:p>
          </table:table-cell>
          <table:table-cell table:formula="of:=IF([.G184]-[.F184] &gt; 0; [.G184]-[.F184]; 0)" office:value-type="time" office:time-value="PT04H02M09.927S" calcext:value-type="time">
            <text:p>04:02</text:p>
          </table:table-cell>
          <table:table-cell table:formula="of:=[.D184]+[.H184]" office:value-type="time" office:time-value="PT08H01M57.299S" calcext:value-type="time">
            <text:p>08:01</text:p>
          </table:table-cell>
          <table:table-cell table:style-name="ce3"/>
          <table:table-cell office:value-type="string" calcext:value-type="string">
            <text:p>Health time tweaks &amp; signaling &amp; pile-up prevention, save deletion via doorway, layout one-way loops fixup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15" calcext:value-type="date">
            <text:p>07/15/22</text:p>
          </table:table-cell>
          <table:table-cell table:style-name="ce15" office:value-type="time" office:time-value="PT08H02M18.009S" calcext:value-type="time">
            <text:p>08:02 AM</text:p>
          </table:table-cell>
          <table:table-cell table:style-name="ce15" office:value-type="time" office:time-value="PT12H07M01.673S" calcext:value-type="time">
            <text:p>12:07 PM</text:p>
          </table:table-cell>
          <table:table-cell table:style-name="ce18" table:formula="of:=IF([.C185]-[.B185] &gt; 0; [.C185]-[.B185]; 0)" office:value-type="time" office:time-value="PT04H04M43.664S" calcext:value-type="time">
            <text:p>04:04</text:p>
          </table:table-cell>
          <table:table-cell table:style-name="ce24"/>
          <table:table-cell table:style-name="ce15" office:value-type="time" office:time-value="PT13H19M34.387S" calcext:value-type="time">
            <text:p>01:19 PM</text:p>
          </table:table-cell>
          <table:table-cell table:style-name="ce15" office:value-type="time" office:time-value="PT17H23M24.407S" calcext:value-type="time">
            <text:p>05:23 PM</text:p>
          </table:table-cell>
          <table:table-cell table:style-name="ce18" table:formula="of:=IF([.G185]-[.F185] &gt; 0; [.G185]-[.F185]; 0)" office:value-type="time" office:time-value="PT04H03M50.02S" calcext:value-type="time">
            <text:p>04:03</text:p>
          </table:table-cell>
          <table:table-cell table:style-name="ce18" table:formula="of:=[.D185]+[.H185]" office:value-type="time" office:time-value="PT08H08M33.684S" calcext:value-type="time">
            <text:p>08:08</text:p>
          </table:table-cell>
          <table:table-cell table:style-name="ce24"/>
          <table:table-cell table:style-name="ce30" office:value-type="string" calcext:value-type="string">
            <text:p>Lock/key per-scene restrictions, hidden king rooms, lit text attemp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86]-[.B186] &gt; 0; [.C186]-[.B18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86]-[.F186] &gt; 0; [.G186]-[.F186]; 0)" office:value-type="time" office:time-value="PT00H00M00S" calcext:value-type="time">
            <text:p>00:00</text:p>
          </table:table-cell>
          <table:table-cell table:style-name="ce19" table:formula="of:=[.D186]+[.H18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1:.I186])" office:value-type="time" office:time-value="PT23H48M27.79S" calcext:value-type="time">
            <text:p>23:48</text:p>
          </table:table-cell>
          <table:table-cell table:number-columns-repeated="1012"/>
        </table:table-row>
        <table:table-row table:style-name="ro1">
          <table:table-cell office:value-type="date" office:date-value="2022-07-18" calcext:value-type="date">
            <text:p>07/18/22</text:p>
          </table:table-cell>
          <table:table-cell office:value-type="time" office:time-value="PT08H08M11.832S" calcext:value-type="time">
            <text:p>08:08 AM</text:p>
          </table:table-cell>
          <table:table-cell office:value-type="time" office:time-value="PT13H36M28.809S" calcext:value-type="time">
            <text:p>01:36 PM</text:p>
          </table:table-cell>
          <table:table-cell table:formula="of:=IF([.C187]-[.B187] &gt; 0; [.C187]-[.B187]; 0)" office:value-type="time" office:time-value="PT05H28M16.977S" calcext:value-type="time">
            <text:p>05:28</text:p>
          </table:table-cell>
          <table:table-cell table:style-name="ce3"/>
          <table:table-cell office:value-type="time" office:time-value="PT14H43M08.594S" calcext:value-type="time">
            <text:p>02:43 PM</text:p>
          </table:table-cell>
          <table:table-cell office:value-type="time" office:time-value="PT17H46M38.972S" calcext:value-type="time">
            <text:p>05:46 PM</text:p>
          </table:table-cell>
          <table:table-cell table:formula="of:=IF([.G187]-[.F187] &gt; 0; [.G187]-[.F187]; 0)" office:value-type="time" office:time-value="PT03H03M30.378S" calcext:value-type="time">
            <text:p>03:03</text:p>
          </table:table-cell>
          <table:table-cell table:formula="of:=[.D187]+[.H187]" office:value-type="time" office:time-value="PT08H31M47.355S" calcext:value-type="time">
            <text:p>08:31</text:p>
          </table:table-cell>
          <table:table-cell table:style-name="ce3"/>
          <table:table-cell office:value-type="string" calcext:value-type="string">
            <text:p>Secret rooms cleanup, lit text fixes/cleanup</text:p>
          </table:table-cell>
          <table:table-cell table:number-columns-repeated="1013"/>
        </table:table-row>
        <table:table-row table:style-name="ro1">
          <table:table-cell office:value-type="date" office:date-value="2022-07-19" calcext:value-type="date">
            <text:p>07/19/22</text:p>
          </table:table-cell>
          <table:table-cell office:value-type="time" office:time-value="PT08H21M34.835S" calcext:value-type="time">
            <text:p>08:21 AM</text:p>
          </table:table-cell>
          <table:table-cell office:value-type="time" office:time-value="PT12H11M32.926S" calcext:value-type="time">
            <text:p>12:11 PM</text:p>
          </table:table-cell>
          <table:table-cell table:formula="of:=IF([.C188]-[.B188] &gt; 0; [.C188]-[.B188]; 0)" office:value-type="time" office:time-value="PT03H49M58.091S" calcext:value-type="time">
            <text:p>03:49</text:p>
          </table:table-cell>
          <table:table-cell table:style-name="ce3"/>
          <table:table-cell office:value-type="time" office:time-value="PT12H59M37.922S" calcext:value-type="time">
            <text:p>12:59 PM</text:p>
          </table:table-cell>
          <table:table-cell office:value-type="time" office:time-value="PT17H28M52.987S" calcext:value-type="time">
            <text:p>05:28 PM</text:p>
          </table:table-cell>
          <table:table-cell table:formula="of:=IF([.G188]-[.F188] &gt; 0; [.G188]-[.F188]; 0)" office:value-type="time" office:time-value="PT04H29M15.065S" calcext:value-type="time">
            <text:p>04:29</text:p>
          </table:table-cell>
          <table:table-cell table:formula="of:=[.D188]+[.H188]" office:value-type="time" office:time-value="PT08H19M13.156S" calcext:value-type="time">
            <text:p>08:19</text:p>
          </table:table-cell>
          <table:table-cell table:style-name="ce3"/>
          <table:table-cell office:value-type="string" calcext:value-type="string">
            <text:p>Text sprite lighting/coloration, text in-world canvas purge, parchment prefab instancing, puzzle/NPC color randomization, key weighting assert prevention, start dialogue delayed visibility</text:p>
          </table:table-cell>
          <table:table-cell table:number-columns-repeated="1013"/>
        </table:table-row>
        <table:table-row table:style-name="ro1">
          <table:table-cell office:value-type="date" office:date-value="2022-07-20" calcext:value-type="date">
            <text:p>07/20/22</text:p>
          </table:table-cell>
          <table:table-cell office:value-type="time" office:time-value="PT08H13M02.774S" calcext:value-type="time">
            <text:p>08:13 AM</text:p>
          </table:table-cell>
          <table:table-cell office:value-type="time" office:time-value="PT13H30M19.698S" calcext:value-type="time">
            <text:p>01:30 PM</text:p>
          </table:table-cell>
          <table:table-cell table:formula="of:=IF([.C189]-[.B189] &gt; 0; [.C189]-[.B189]; 0)" office:value-type="time" office:time-value="PT05H17M16.924S" calcext:value-type="time">
            <text:p>05:17</text:p>
          </table:table-cell>
          <table:table-cell table:style-name="ce3"/>
          <table:table-cell office:value-type="time" office:time-value="PT14H31M32.113S" calcext:value-type="time">
            <text:p>02:31 PM</text:p>
          </table:table-cell>
          <table:table-cell office:value-type="time" office:time-value="PT16H54M52.531S" calcext:value-type="time">
            <text:p>04:54 PM</text:p>
          </table:table-cell>
          <table:table-cell table:formula="of:=IF([.G189]-[.F189] &gt; 0; [.G189]-[.F189]; 0)" office:value-type="time" office:time-value="PT02H23M20.418S" calcext:value-type="time">
            <text:p>02:23</text:p>
          </table:table-cell>
          <table:table-cell table:formula="of:=[.D189]+[.H189]" office:value-type="time" office:time-value="PT07H40M37.342S" calcext:value-type="time">
            <text:p>07:40</text:p>
          </table:table-cell>
          <table:table-cell table:style-name="ce3"/>
          <table:table-cell office:value-type="string" calcext:value-type="string">
            <text:p>Layout secret room improvements, NPC dialogue after finding secret rooms, Rooms/Contents/ organization, puzzle sorting order improvement / follow limits</text:p>
          </table:table-cell>
          <table:table-cell table:number-columns-repeated="1013"/>
        </table:table-row>
        <table:table-row table:style-name="ro1">
          <table:table-cell office:value-type="date" office:date-value="2022-07-21" calcext:value-type="date">
            <text:p>07/21/22</text:p>
          </table:table-cell>
          <table:table-cell office:value-type="time" office:time-value="PT08H09M55.683S" calcext:value-type="time">
            <text:p>08:09 AM</text:p>
          </table:table-cell>
          <table:table-cell office:value-type="time" office:time-value="PT13H58M44.624S" calcext:value-type="time">
            <text:p>01:58 PM</text:p>
          </table:table-cell>
          <table:table-cell table:formula="of:=IF([.C190]-[.B190] &gt; 0; [.C190]-[.B190]; 0)" office:value-type="time" office:time-value="PT05H48M48.941S" calcext:value-type="time">
            <text:p>05:48</text:p>
          </table:table-cell>
          <table:table-cell table:style-name="ce3"/>
          <table:table-cell office:value-type="time" office:time-value="PT15H14M08.373S" calcext:value-type="time">
            <text:p>03:14 PM</text:p>
          </table:table-cell>
          <table:table-cell office:value-type="time" office:time-value="PT17H50M02.963S" calcext:value-type="time">
            <text:p>05:50 PM</text:p>
          </table:table-cell>
          <table:table-cell table:formula="of:=IF([.G190]-[.F190] &gt; 0; [.G190]-[.F190]; 0)" office:value-type="time" office:time-value="PT02H35M54.59S" calcext:value-type="time">
            <text:p>02:35</text:p>
          </table:table-cell>
          <table:table-cell table:formula="of:=[.D190]+[.H190]" office:value-type="time" office:time-value="PT08H24M43.531S" calcext:value-type="time">
            <text:p>08:24</text:p>
          </table:table-cell>
          <table:table-cell table:style-name="ce3"/>
          <table:table-cell office:value-type="string" calcext:value-type="string">
            <text:p>Layout one-way improvements, dialogue expansion &amp; randomize command, text replace improvements, animation graph cleanup &amp; death inevitability, secret room bare walls &amp; more text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2" calcext:value-type="date">
            <text:p>07/22/22</text:p>
          </table:table-cell>
          <table:table-cell table:style-name="ce15" office:value-type="time" office:time-value="PT08H35M00S" calcext:value-type="time">
            <text:p>08:35 AM</text:p>
          </table:table-cell>
          <table:table-cell table:style-name="ce15" office:value-type="time" office:time-value="PT12H56M33.23S" calcext:value-type="time">
            <text:p>12:56 PM</text:p>
          </table:table-cell>
          <table:table-cell table:style-name="ce18" table:formula="of:=IF([.C191]-[.B191] &gt; 0; [.C191]-[.B191]; 0)" office:value-type="time" office:time-value="PT04H21M33.23S" calcext:value-type="time">
            <text:p>04:21</text:p>
          </table:table-cell>
          <table:table-cell table:style-name="ce24"/>
          <table:table-cell table:style-name="ce15" office:value-type="time" office:time-value="PT14H05M15.951S" calcext:value-type="time">
            <text:p>02:05 PM</text:p>
          </table:table-cell>
          <table:table-cell table:style-name="ce15" office:value-type="time" office:time-value="PT16H59M58.271S" calcext:value-type="time">
            <text:p>04:59 PM</text:p>
          </table:table-cell>
          <table:table-cell table:style-name="ce18" table:formula="of:=IF([.G191]-[.F191] &gt; 0; [.G191]-[.F191]; 0)" office:value-type="time" office:time-value="PT02H54M42.32S" calcext:value-type="time">
            <text:p>02:54</text:p>
          </table:table-cell>
          <table:table-cell table:style-name="ce18" table:formula="of:=[.D191]+[.H191]" office:value-type="time" office:time-value="PT07H16M15.55S" calcext:value-type="time">
            <text:p>07:16</text:p>
          </table:table-cell>
          <table:table-cell table:style-name="ce24"/>
          <table:table-cell table:style-name="ce30" office:value-type="string" calcext:value-type="string">
            <text:p>Enemy→Slime renames, layout sequence variety &amp; pre-spawned enemies, arm animation fixes, dialogue tagged text reveal, AI passive fla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2]-[.B192] &gt; 0; [.C192]-[.B19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2]-[.F192] &gt; 0; [.G192]-[.F192]; 0)" office:value-type="time" office:time-value="PT00H00M00S" calcext:value-type="time">
            <text:p>00:00</text:p>
          </table:table-cell>
          <table:table-cell table:style-name="ce19" table:formula="of:=[.D192]+[.H19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87:.I192])" office:value-type="time" office:time-value="PT40H12M36.934S" calcext:value-type="time">
            <text:p>40:12</text:p>
          </table:table-cell>
          <table:table-cell table:number-columns-repeated="1012"/>
        </table:table-row>
        <table:table-row table:style-name="ro1">
          <table:table-cell office:value-type="date" office:date-value="2022-07-25" calcext:value-type="date">
            <text:p>07/25/22</text:p>
          </table:table-cell>
          <table:table-cell office:value-type="time" office:time-value="PT08H23M58.366S" calcext:value-type="time">
            <text:p>08:23 AM</text:p>
          </table:table-cell>
          <table:table-cell office:value-type="time" office:time-value="PT12H41M12.903S" calcext:value-type="time">
            <text:p>12:41 PM</text:p>
          </table:table-cell>
          <table:table-cell table:formula="of:=IF([.C193]-[.B193] &gt; 0; [.C193]-[.B193]; 0)" office:value-type="time" office:time-value="PT04H17M14.537S" calcext:value-type="time">
            <text:p>04:17</text:p>
          </table:table-cell>
          <table:table-cell table:style-name="ce3"/>
          <table:table-cell office:value-type="time" office:time-value="PT13H42M57.607S" calcext:value-type="time">
            <text:p>01:42 PM</text:p>
          </table:table-cell>
          <table:table-cell office:value-type="time" office:time-value="PT17H21M08.391S" calcext:value-type="time">
            <text:p>05:21 PM</text:p>
          </table:table-cell>
          <table:table-cell table:formula="of:=IF([.G193]-[.F193] &gt; 0; [.G193]-[.F193]; 0)" office:value-type="time" office:time-value="PT03H38M10.784S" calcext:value-type="time">
            <text:p>03:38</text:p>
          </table:table-cell>
          <table:table-cell table:formula="of:=[.D193]+[.H193]" office:value-type="time" office:time-value="PT07H55M25.321S" calcext:value-type="time">
            <text:p>07:55</text:p>
          </table:table-cell>
          <table:table-cell table:style-name="ce3"/>
          <table:table-cell office:value-type="string" calcext:value-type="string">
            <text:p>AI passive flag cleanup, pathfind no-jump doorways, key genericism improvements, NPC names/introductions, merchant guarantee &amp; new dialogue, merchant load fix, SFX for skin, entry door selection</text:p>
          </table:table-cell>
          <table:table-cell table:number-columns-repeated="1013"/>
        </table:table-row>
        <table:table-row table:style-name="ro1">
          <table:table-cell office:value-type="date" office:date-value="2022-07-26" calcext:value-type="date">
            <text:p>07/26/22</text:p>
          </table:table-cell>
          <table:table-cell office:value-type="time" office:time-value="PT08H12M55.655S" calcext:value-type="time">
            <text:p>08:12 AM</text:p>
          </table:table-cell>
          <table:table-cell office:value-type="time" office:time-value="PT13H00M33.461S" calcext:value-type="time">
            <text:p>01:00 PM</text:p>
          </table:table-cell>
          <table:table-cell table:formula="of:=IF([.C194]-[.B194] &gt; 0; [.C194]-[.B194]; 0)" office:value-type="time" office:time-value="PT04H47M37.806S" calcext:value-type="time">
            <text:p>04:47</text:p>
          </table:table-cell>
          <table:table-cell table:style-name="ce3"/>
          <table:table-cell office:value-type="time" office:time-value="PT14H04M16.232S" calcext:value-type="time">
            <text:p>02:04 PM</text:p>
          </table:table-cell>
          <table:table-cell office:value-type="time" office:time-value="PT17H34M44.41S" calcext:value-type="time">
            <text:p>05:34 PM</text:p>
          </table:table-cell>
          <table:table-cell table:formula="of:=IF([.G194]-[.F194] &gt; 0; [.G194]-[.F194]; 0)" office:value-type="time" office:time-value="PT03H30M28.178S" calcext:value-type="time">
            <text:p>03:30</text:p>
          </table:table-cell>
          <table:table-cell table:formula="of:=[.D194]+[.H194]" office:value-type="time" office:time-value="PT08H18M05.984S" calcext:value-type="time">
            <text:p>08:18</text:p>
          </table:table-cell>
          <table:table-cell table:style-name="ce3"/>
          <table:table-cell office:value-type="string" calcext:value-type="string">
            <text:p>Entry door selection cleanup, save file PlayerPrefs replacement, basement hiding &amp; indefinite generation! jump+heal prevention</text:p>
          </table:table-cell>
          <table:table-cell table:number-columns-repeated="1013"/>
        </table:table-row>
        <table:table-row table:style-name="ro1">
          <table:table-cell office:value-type="date" office:date-value="2022-07-27" calcext:value-type="date">
            <text:p>07/27/22</text:p>
          </table:table-cell>
          <table:table-cell office:value-type="time" office:time-value="PT08H30M54.011S" calcext:value-type="time">
            <text:p>08:30 AM</text:p>
          </table:table-cell>
          <table:table-cell office:value-type="time" office:time-value="PT13H34M55.688S" calcext:value-type="time">
            <text:p>01:34 PM</text:p>
          </table:table-cell>
          <table:table-cell table:formula="of:=IF([.C195]-[.B195] &gt; 0; [.C195]-[.B195]; 0)" office:value-type="time" office:time-value="PT05H04M01.677S" calcext:value-type="time">
            <text:p>05:04</text:p>
          </table:table-cell>
          <table:table-cell table:style-name="ce3"/>
          <table:table-cell office:value-type="time" office:time-value="PT14H51M22.676S" calcext:value-type="time">
            <text:p>02:51 PM</text:p>
          </table:table-cell>
          <table:table-cell office:value-type="time" office:time-value="PT17H40M46.679S" calcext:value-type="time">
            <text:p>05:40 PM</text:p>
          </table:table-cell>
          <table:table-cell table:formula="of:=IF([.G195]-[.F195] &gt; 0; [.G195]-[.F195]; 0)" office:value-type="time" office:time-value="PT02H49M24.003S" calcext:value-type="time">
            <text:p>02:49</text:p>
          </table:table-cell>
          <table:table-cell table:formula="of:=[.D195]+[.H195]" office:value-type="time" office:time-value="PT07H53M25.68S" calcext:value-type="time">
            <text:p>07:53</text:p>
          </table:table-cell>
          <table:table-cell table:style-name="ce3"/>
          <table:table-cell office:value-type="string" calcext:value-type="string">
            <text:p>Avatar dash ability, controls remapping support &amp; WIP menu!</text:p>
          </table:table-cell>
          <table:table-cell table:number-columns-repeated="1013"/>
        </table:table-row>
        <table:table-row table:style-name="ro1">
          <table:table-cell office:value-type="date" office:date-value="2022-07-28" calcext:value-type="date">
            <text:p>07/28/22</text:p>
          </table:table-cell>
          <table:table-cell office:value-type="time" office:time-value="PT08H11M53.902S" calcext:value-type="time">
            <text:p>08:11 AM</text:p>
          </table:table-cell>
          <table:table-cell office:value-type="time" office:time-value="PT12H25M47.525S" calcext:value-type="time">
            <text:p>12:25 PM</text:p>
          </table:table-cell>
          <table:table-cell table:formula="of:=IF([.C196]-[.B196] &gt; 0; [.C196]-[.B196]; 0)" office:value-type="time" office:time-value="PT04H13M53.623S" calcext:value-type="time">
            <text:p>04:13</text:p>
          </table:table-cell>
          <table:table-cell table:style-name="ce3"/>
          <table:table-cell office:value-type="time" office:time-value="PT13H36M59.655S" calcext:value-type="time">
            <text:p>01:36 PM</text:p>
          </table:table-cell>
          <table:table-cell office:value-type="time" office:time-value="PT17H46M58.439S" calcext:value-type="time">
            <text:p>05:46 PM</text:p>
          </table:table-cell>
          <table:table-cell table:formula="of:=IF([.G196]-[.F196] &gt; 0; [.G196]-[.F196]; 0)" office:value-type="time" office:time-value="PT04H09M58.784S" calcext:value-type="time">
            <text:p>04:09</text:p>
          </table:table-cell>
          <table:table-cell table:formula="of:=[.D196]+[.H196]" office:value-type="time" office:time-value="PT08H23M52.407S" calcext:value-type="time">
            <text:p>08:23</text:p>
          </table:table-cell>
          <table:table-cell table:style-name="ce3"/>
          <table:table-cell office:value-type="string" calcext:value-type="string">
            <text:p>Controls remapping automated menu &amp; defaults restoration, boss multi-throw &amp; teleport cooldown &amp; arm connector swoop fix, character stuck-in-walls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7-29" calcext:value-type="date">
            <text:p>07/29/22</text:p>
          </table:table-cell>
          <table:table-cell table:style-name="ce15" office:value-type="time" office:time-value="PT08H17M17.682S" calcext:value-type="time">
            <text:p>08:17 AM</text:p>
          </table:table-cell>
          <table:table-cell table:style-name="ce15" office:value-type="time" office:time-value="PT13H28M26.124S" calcext:value-type="time">
            <text:p>01:28 PM</text:p>
          </table:table-cell>
          <table:table-cell table:style-name="ce18" table:formula="of:=IF([.C197]-[.B197] &gt; 0; [.C197]-[.B197]; 0)" office:value-type="time" office:time-value="PT05H11M08.442S" calcext:value-type="time">
            <text:p>05:11</text:p>
          </table:table-cell>
          <table:table-cell table:style-name="ce24"/>
          <table:table-cell table:style-name="ce15" office:value-type="time" office:time-value="PT14H38M11.278S" calcext:value-type="time">
            <text:p>02:38 PM</text:p>
          </table:table-cell>
          <table:table-cell table:style-name="ce15" office:value-type="time" office:time-value="PT17H04M01.844S" calcext:value-type="time">
            <text:p>05:04 PM</text:p>
          </table:table-cell>
          <table:table-cell table:style-name="ce18" table:formula="of:=IF([.G197]-[.F197] &gt; 0; [.G197]-[.F197]; 0)" office:value-type="time" office:time-value="PT02H25M50.566S" calcext:value-type="time">
            <text:p>02:25</text:p>
          </table:table-cell>
          <table:table-cell table:style-name="ce18" table:formula="of:=[.D197]+[.H197]" office:value-type="time" office:time-value="PT07H36M59.008S" calcext:value-type="time">
            <text:p>07:36</text:p>
          </table:table-cell>
          <table:table-cell table:style-name="ce24"/>
          <table:table-cell table:style-name="ce30" office:value-type="string" calcext:value-type="string">
            <text:p>Boss multi-throw narrow &amp; ThrowAll fixes, damage bounce differentiation, inventory scroll controls separation, Bass{Calm/Ice} music &amp; streaming fix, enemy color tweaks, drop/dash tutorials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98]-[.B198] &gt; 0; [.C198]-[.B19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98]-[.F198] &gt; 0; [.G198]-[.F198]; 0)" office:value-type="time" office:time-value="PT00H00M00S" calcext:value-type="time">
            <text:p>00:00</text:p>
          </table:table-cell>
          <table:table-cell table:style-name="ce19" table:formula="of:=[.D198]+[.H19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3:.I198])" office:value-type="time" office:time-value="PT40H07M48.4S" calcext:value-type="time">
            <text:p>40:07</text:p>
          </table:table-cell>
          <table:table-cell table:number-columns-repeated="1012"/>
        </table:table-row>
        <table:table-row table:style-name="ro1">
          <table:table-cell office:value-type="date" office:date-value="2022-08-01" calcext:value-type="date">
            <text:p>08/01/22</text:p>
          </table:table-cell>
          <table:table-cell office:value-type="time" office:time-value="PT08H31M18.213S" calcext:value-type="time">
            <text:p>08:31 AM</text:p>
          </table:table-cell>
          <table:table-cell office:value-type="time" office:time-value="PT13H29M44.871S" calcext:value-type="time">
            <text:p>01:29 PM</text:p>
          </table:table-cell>
          <table:table-cell table:formula="of:=IF([.C199]-[.B199] &gt; 0; [.C199]-[.B199]; 0)" office:value-type="time" office:time-value="PT04H58M26.658S" calcext:value-type="time">
            <text:p>04:58</text:p>
          </table:table-cell>
          <table:table-cell table:style-name="ce3"/>
          <table:table-cell office:value-type="time" office:time-value="PT14H45M36.144S" calcext:value-type="time">
            <text:p>02:45 PM</text:p>
          </table:table-cell>
          <table:table-cell office:value-type="time" office:time-value="PT17H42M27.43S" calcext:value-type="time">
            <text:p>05:42 PM</text:p>
          </table:table-cell>
          <table:table-cell table:formula="of:=IF([.G199]-[.F199] &gt; 0; [.G199]-[.F199]; 0)" office:value-type="time" office:time-value="PT02H56M51.286S" calcext:value-type="time">
            <text:p>02:56</text:p>
          </table:table-cell>
          <table:table-cell table:formula="of:=[.D199]+[.H199]" office:value-type="time" office:time-value="PT07H55M17.944S" calcext:value-type="time">
            <text:p>07:55</text:p>
          </table:table-cell>
          <table:table-cell table:style-name="ce3"/>
          <table:table-cell office:value-type="string" calcext:value-type="string">
            <text:p>Drop/dash tutorial cleanup, music investigation, Stately music addition, chests!</text:p>
          </table:table-cell>
          <table:table-cell table:number-columns-repeated="1013"/>
        </table:table-row>
        <table:table-row table:style-name="ro1">
          <table:table-cell office:value-type="date" office:date-value="2022-08-02" calcext:value-type="date">
            <text:p>08/02/22</text:p>
          </table:table-cell>
          <table:table-cell office:value-type="time" office:time-value="PT08H20M44.671S" calcext:value-type="time">
            <text:p>08:20 AM</text:p>
          </table:table-cell>
          <table:table-cell/>
          <table:table-cell table:formula="of:=IF([.C200]-[.B200] &gt; 0; [.C200]-[.B2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0]-[.F200] &gt; 0; [.G200]-[.F200]; 0)" office:value-type="time" office:time-value="PT00H00M00S" calcext:value-type="time">
            <text:p>00:00</text:p>
          </table:table-cell>
          <table:table-cell table:formula="of:=[.D200]+[.H200]" office:value-type="time" office:time-value="PT00H00M00S" calcext:value-type="time">
            <text:p>00:00</text:p>
          </table:table-cell>
          <table:table-cell table:style-name="ce3"/>
          <table:table-cell office:value-type="string" calcext:value-type="string">
            <text:p>Chests cleanup, 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201]-[.B201] &gt; 0; [.C201]-[.B20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1]-[.F201] &gt; 0; [.G201]-[.F201]; 0)" office:value-type="time" office:time-value="PT00H00M00S" calcext:value-type="time">
            <text:p>00:00</text:p>
          </table:table-cell>
          <table:table-cell table:formula="of:=[.D201]+[.H20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2]-[.B202] &gt; 0; [.C202]-[.B20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2]-[.F202] &gt; 0; [.G202]-[.F202]; 0)" office:value-type="time" office:time-value="PT00H00M00S" calcext:value-type="time">
            <text:p>00:00</text:p>
          </table:table-cell>
          <table:table-cell table:formula="of:=[.D202]+[.H20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3]-[.B203] &gt; 0; [.C203]-[.B20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3]-[.F203] &gt; 0; [.G203]-[.F203]; 0)" office:value-type="time" office:time-value="PT00H00M00S" calcext:value-type="time">
            <text:p>00:00</text:p>
          </table:table-cell>
          <table:table-cell table:style-name="ce18" table:formula="of:=[.D203]+[.H20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04]-[.B204] &gt; 0; [.C204]-[.B20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04]-[.F204] &gt; 0; [.G204]-[.F204]; 0)" office:value-type="time" office:time-value="PT00H00M00S" calcext:value-type="time">
            <text:p>00:00</text:p>
          </table:table-cell>
          <table:table-cell table:style-name="ce19" table:formula="of:=[.D204]+[.H20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99:.I204])" office:value-type="time" office:time-value="PT07H55M17.944S" calcext:value-type="time">
            <text:p>07:5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205]-[.B205] &gt; 0; [.C205]-[.B2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5]-[.F205] &gt; 0; [.G205]-[.F205]; 0)" office:value-type="time" office:time-value="PT00H00M00S" calcext:value-type="time">
            <text:p>00:00</text:p>
          </table:table-cell>
          <table:table-cell table:formula="of:=[.D205]+[.H2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6]-[.B206] &gt; 0; [.C206]-[.B2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6]-[.F206] &gt; 0; [.G206]-[.F206]; 0)" office:value-type="time" office:time-value="PT00H00M00S" calcext:value-type="time">
            <text:p>00:00</text:p>
          </table:table-cell>
          <table:table-cell table:formula="of:=[.D206]+[.H2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7]-[.B207] &gt; 0; [.C207]-[.B20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7]-[.F207] &gt; 0; [.G207]-[.F207]; 0)" office:value-type="time" office:time-value="PT00H00M00S" calcext:value-type="time">
            <text:p>00:00</text:p>
          </table:table-cell>
          <table:table-cell table:formula="of:=[.D207]+[.H20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208]-[.B208] &gt; 0; [.C208]-[.B20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208]-[.F208] &gt; 0; [.G208]-[.F208]; 0)" office:value-type="time" office:time-value="PT00H00M00S" calcext:value-type="time">
            <text:p>00:00</text:p>
          </table:table-cell>
          <table:table-cell table:formula="of:=[.D208]+[.H20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209]-[.B209] &gt; 0; [.C209]-[.B20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209]-[.F209] &gt; 0; [.G209]-[.F209]; 0)" office:value-type="time" office:time-value="PT00H00M00S" calcext:value-type="time">
            <text:p>00:00</text:p>
          </table:table-cell>
          <table:table-cell table:style-name="ce18" table:formula="of:=[.D209]+[.H20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210]-[.B210] &gt; 0; [.C210]-[.B21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210]-[.F210] &gt; 0; [.G210]-[.F210]; 0)" office:value-type="time" office:time-value="PT00H00M00S" calcext:value-type="time">
            <text:p>00:00</text:p>
          </table:table-cell>
          <table:table-cell table:style-name="ce19" table:formula="of:=[.D210]+[.H21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05:.I21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36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4"/>
        <table:table-column table:style-name="co11" table:default-cell-style-name="ce66"/>
        <table:table-row table:style-name="ro1">
          <table:table-cell table:style-name="ce75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6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6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6" office:value-type="date" office:date-value="2022-03-04" calcext:value-type="date">
            <text:p>03/04/22</text:p>
          </table:table-cell>
          <table:table-cell table:style-name="ce80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2">
          <table:table-cell table:style-name="ce76" office:value-type="date" office:date-value="2022-04-28" calcext:value-type="date">
            <text:p>04/28/22</text:p>
          </table:table-cell>
          <table:table-cell table:style-name="ce68" office:value-type="string" calcext:value-type="string">
            <text:p>Easter travel</text:p>
          </table:table-cell>
        </table:table-row>
        <table:table-row table:style-name="ro2">
          <table:table-cell table:style-name="ce77" office:value-type="date" office:date-value="2022-05-25" calcext:value-type="date">
            <text:p>05/25/22</text:p>
          </table:table-cell>
          <table:table-cell table:style-name="ce77" office:value-type="string" calcext:value-type="string">
            <text:p>L ER</text:p>
          </table:table-cell>
        </table:table-row>
        <table:table-row table:style-name="ro2">
          <table:table-cell table:style-name="ce76" office:value-type="date" office:date-value="2022-07-08" calcext:value-type="date">
            <text:p>07/08/22</text:p>
          </table:table-cell>
          <table:table-cell table:style-name="ce69" office:value-type="string" calcext:value-type="string" table:number-columns-spanned="1" table:number-rows-spanned="3">
            <text:p>M wedding travel</text:p>
          </table:table-cell>
        </table:table-row>
        <table:table-row table:style-name="ro2">
          <table:table-cell table:style-name="ce76" office:value-type="date" office:date-value="2022-07-11" calcext:value-type="date">
            <text:p>07/11/22</text:p>
          </table:table-cell>
          <table:covered-table-cell table:style-name="ce68"/>
        </table:table-row>
        <table:table-row table:style-name="ro2">
          <table:table-cell table:style-name="ce76" office:value-type="date" office:date-value="2022-07-12" calcext:value-type="date">
            <text:p>07/12/22</text:p>
          </table:table-cell>
          <table:covered-table-cell table:style-name="ce68"/>
        </table:table-row>
        <table:table-row table:style-name="ro1" table:number-rows-repeated="5">
          <table:table-cell table:style-name="ce76"/>
          <table:table-cell table:style-name="ce68"/>
        </table:table-row>
        <table:table-row table:style-name="ro1" table:number-rows-repeated="5">
          <table:table-cell table:style-name="ce77"/>
          <table:table-cell table:style-name="ce84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  <table:database-ranges>
        <table:database-range table:name="__Anonymous_Sheet_DB__0" table:target-range-address="Timeclocks.F1:Timeclocks.I210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02">00/00/0000</text:date>, <text:time style:data-style-name="N2" text:time-value="08:17:13.190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8-02T08:53:45.800000000</dc:date>
    <meta:editing-duration>P44DT19H34M41S</meta:editing-duration>
    <meta:editing-cycles>1192</meta:editing-cycles>
    <meta:generator>LibreOffice/7.2.6.2$Windows_X86_64 LibreOffice_project/b0ec3a565991f7569a5a7f5d24fed7f52653d754</meta:generator>
    <meta:document-statistic meta:table-count="2" meta:cell-count="1488" meta:object-count="0"/>
  </office:meta>
</office:document-meta>
</file>